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i ui" svg:font-family="'Segoi ui'"/>
  </office:font-face-decls>
  <office:automatic-styles>
    <style:style style:name="Endpoints" style:family="table">
      <style:table-properties style:width="14.375in" fo:margin-left="0.0417in" table:align="left"/>
    </style:style>
    <style:style style:name="Endpoints.A" style:family="table-column">
      <style:table-column-properties style:column-width="0.8125in"/>
    </style:style>
    <style:style style:name="Endpoints.B" style:family="table-column">
      <style:table-column-properties style:column-width="5.625in"/>
    </style:style>
    <style:style style:name="Endpoints.C" style:family="table-column">
      <style:table-column-properties style:column-width="1in"/>
    </style:style>
    <style:style style:name="Endpoints.D" style:family="table-column">
      <style:table-column-properties style:column-width="6.9375in"/>
    </style:style>
    <style:style style:name="Endpoints.A1" style:family="table-cell">
      <style:table-cell-properties fo:padding="0in" fo:border="none" style:writing-mode="page"/>
    </style:style>
    <style:style style:name="P1" style:family="paragraph" style:parent-style-name="Standard">
      <style:text-properties fo:font-size="24pt" officeooo:paragraph-rsid="0003e185" style:font-size-asian="24pt" style:font-size-complex="24pt"/>
    </style:style>
    <style:style style:name="P2" style:family="paragraph" style:parent-style-name="Standard">
      <style:text-properties style:font-name="DejaVu Sans" fo:font-size="16pt" fo:font-weight="bold" officeooo:rsid="001c0c45" officeooo:paragraph-rsid="0003e185" style:font-size-asian="16pt" style:font-weight-asian="bold" style:font-size-complex="16pt" style:font-weight-complex="bold"/>
    </style:style>
    <style:style style:name="P3" style:family="paragraph" style:parent-style-name="Standard">
      <style:text-properties style:font-name="DejaVu Sans" fo:font-size="16pt" fo:font-weight="bold" officeooo:rsid="0004f695" officeooo:paragraph-rsid="0004f695" style:font-size-asian="16pt" style:font-weight-asian="bold" style:font-size-complex="16pt" style:font-weight-complex="bold"/>
    </style:style>
    <style:style style:name="P4" style:family="paragraph" style:parent-style-name="Standard" style:list-style-name="L1">
      <style:text-properties style:font-name="DejaVu Sans" fo:font-size="12pt" fo:font-weight="normal" officeooo:rsid="0032a48f" officeooo:paragraph-rsid="0032a48f" style:font-size-asian="12pt" style:font-weight-asian="normal" style:font-size-complex="12pt" style:font-weight-complex="normal"/>
    </style:style>
    <style:style style:name="P5" style:family="paragraph" style:parent-style-name="Standard" style:list-style-name="L1">
      <style:text-properties style:font-name="DejaVu Sans" fo:font-size="12pt" fo:font-weight="normal" officeooo:rsid="00348b90" officeooo:paragraph-rsid="00348b90" style:font-size-asian="12pt" style:font-weight-asian="normal" style:font-size-complex="12pt" style:font-weight-complex="normal"/>
    </style:style>
    <style:style style:name="P6" style:family="paragraph" style:parent-style-name="Standard" style:list-style-name="L1">
      <style:text-properties style:font-name="DejaVu Sans" fo:font-size="12pt" fo:font-weight="normal" officeooo:rsid="0004f695" officeooo:paragraph-rsid="0004f695" style:font-size-asian="12pt" style:font-weight-asian="normal" style:font-size-complex="12pt" style:font-weight-complex="normal"/>
    </style:style>
    <style:style style:name="P7" style:family="paragraph" style:parent-style-name="Standard" style:list-style-name="L1">
      <style:text-properties style:font-name="DejaVu Sans" fo:font-size="12pt" fo:font-weight="normal" officeooo:rsid="0004f695" officeooo:paragraph-rsid="0030157f" style:font-size-asian="12pt" style:font-weight-asian="normal" style:font-size-complex="12pt" style:font-weight-complex="normal"/>
    </style:style>
    <style:style style:name="P8" style:family="paragraph" style:parent-style-name="Standard" style:list-style-name="L1">
      <style:text-properties style:font-name="DejaVu Sans" fo:font-size="12pt" fo:font-weight="normal" officeooo:rsid="00469cdf" officeooo:paragraph-rsid="00469cdf" style:font-size-asian="12pt" style:font-weight-asian="normal" style:font-size-complex="12pt" style:font-weight-complex="normal"/>
    </style:style>
    <style:style style:name="P9" style:family="paragraph" style:parent-style-name="Standard">
      <style:text-properties style:font-name="DejaVu Sans" fo:font-size="12pt" fo:font-weight="normal" officeooo:rsid="000544c0" officeooo:paragraph-rsid="000544c0" style:font-size-asian="12pt" style:font-weight-asian="normal" style:font-size-complex="12pt" style:font-weight-complex="normal"/>
    </style:style>
    <style:style style:name="P10" style:family="paragraph" style:parent-style-name="Standard">
      <style:text-properties style:font-name="DejaVu Sans" fo:font-size="16pt" fo:font-weight="bold" officeooo:rsid="002d6b19" officeooo:paragraph-rsid="002d6b19" style:font-size-asian="16pt" style:font-weight-asian="bold" style:font-size-complex="16pt" style:font-weight-complex="bold"/>
    </style:style>
    <style:style style:name="P11" style:family="paragraph" style:parent-style-name="Standard" style:list-style-name="L2">
      <style:text-properties style:font-name="DejaVu Sans" fo:font-size="12pt" fo:font-weight="normal" officeooo:rsid="002d6b19" officeooo:paragraph-rsid="002d6b19" style:font-size-asian="12pt" style:font-weight-asian="normal" style:font-size-complex="12pt" style:font-weight-complex="normal"/>
    </style:style>
    <style:style style:name="P12" style:family="paragraph" style:parent-style-name="Standard" style:list-style-name="L2">
      <style:text-properties style:font-name="DejaVu Sans" fo:font-size="12pt" fo:font-weight="normal" officeooo:rsid="0049ceb9" officeooo:paragraph-rsid="0049ceb9" style:font-size-asian="12pt" style:font-weight-asian="normal" style:font-size-complex="12pt" style:font-weight-complex="normal"/>
    </style:style>
    <style:style style:name="P13" style:family="paragraph" style:parent-style-name="Standard">
      <style:text-properties style:font-name="DejaVu Sans" fo:font-size="12pt" fo:font-weight="normal" officeooo:rsid="0013e054" officeooo:paragraph-rsid="0013e054" style:font-size-asian="12pt" style:font-weight-asian="normal" style:font-size-complex="12pt" style:font-weight-complex="normal"/>
    </style:style>
    <style:style style:name="P14" style:family="paragraph" style:parent-style-name="Standard">
      <style:text-properties style:font-name="DejaVu Sans" fo:font-size="16pt" fo:font-weight="bold" officeooo:rsid="00193bd5" officeooo:paragraph-rsid="00193bd5" style:font-size-asian="16pt" style:font-weight-asian="bold" style:font-size-complex="16pt" style:font-weight-complex="bold"/>
    </style:style>
    <style:style style:name="P15" style:family="paragraph" style:parent-style-name="Standard">
      <style:text-properties style:font-name="DejaVu Sans" fo:font-size="12pt" fo:font-weight="normal" officeooo:rsid="00193bd5" officeooo:paragraph-rsid="00193bd5" style:font-size-asian="12pt" style:font-weight-asian="normal" style:font-size-complex="12pt" style:font-weight-complex="normal"/>
    </style:style>
    <style:style style:name="P16" style:family="paragraph" style:parent-style-name="Standard" style:list-style-name="L3">
      <style:text-properties style:font-name="DejaVu Sans" fo:font-size="12pt" fo:font-weight="normal" officeooo:rsid="001b0156" officeooo:paragraph-rsid="001b0156" style:font-size-asian="12pt" style:font-weight-asian="normal" style:font-size-complex="12pt" style:font-weight-complex="normal"/>
    </style:style>
    <style:style style:name="P17" style:family="paragraph" style:parent-style-name="Standard" style:list-style-name="L3">
      <style:text-properties style:font-name="DejaVu Sans" fo:font-size="12pt" fo:font-weight="normal" officeooo:rsid="001ea7ef" officeooo:paragraph-rsid="001ea7ef" style:font-size-asian="12pt" style:font-weight-asian="normal" style:font-size-complex="12pt" style:font-weight-complex="normal"/>
    </style:style>
    <style:style style:name="P18" style:family="paragraph" style:parent-style-name="Table_20_Contents" style:list-style-name="L3">
      <style:text-properties officeooo:paragraph-rsid="0006f965"/>
    </style:style>
    <style:style style:name="P19" style:family="paragraph" style:parent-style-name="Table_20_Contents" style:list-style-name="L3">
      <style:text-properties style:font-name="DejaVu Sans" officeooo:paragraph-rsid="0006f965"/>
    </style:style>
    <style:style style:name="P20" style:family="paragraph" style:parent-style-name="Table_20_Contents" style:list-style-name="L3">
      <style:text-properties style:font-name="Segoi ui" fo:font-size="12pt" officeooo:rsid="001ea7ef" officeooo:paragraph-rsid="001ea7ef" style:font-size-asian="12pt" style:font-size-complex="12pt"/>
    </style:style>
    <style:style style:name="P21" style:family="paragraph" style:parent-style-name="Table_20_Contents" style:list-style-name="L3">
      <style:text-properties style:font-name="DejaVu Sans" officeooo:paragraph-rsid="0028870b"/>
    </style:style>
    <style:style style:name="P22" style:family="paragraph" style:parent-style-name="Standard" style:list-style-name="L3">
      <style:text-properties style:font-name="DejaVu Sans" fo:font-size="12pt" fo:font-weight="normal" officeooo:rsid="001be898" officeooo:paragraph-rsid="001be898" style:font-size-asian="12pt" style:font-weight-asian="normal" style:font-size-complex="12pt" style:font-weight-complex="normal"/>
    </style:style>
    <style:style style:name="P23" style:family="paragraph" style:parent-style-name="Standard" style:list-style-name="L3">
      <style:text-properties style:font-name="DejaVu Sans" fo:font-size="12pt" fo:font-weight="normal" officeooo:rsid="00193bd5" officeooo:paragraph-rsid="00193bd5" style:font-size-asian="12pt" style:font-weight-asian="normal" style:font-size-complex="12pt" style:font-weight-complex="normal"/>
    </style:style>
    <style:style style:name="P24" style:family="paragraph" style:parent-style-name="Standard" style:list-style-name="L3">
      <style:text-properties style:font-name="DejaVu Sans" fo:font-size="12pt" fo:font-weight="normal" officeooo:rsid="001ec97e" officeooo:paragraph-rsid="001ec97e" style:font-size-asian="12pt" style:font-weight-asian="normal" style:font-size-complex="12pt" style:font-weight-complex="normal"/>
    </style:style>
    <style:style style:name="P25" style:family="paragraph" style:parent-style-name="Table_20_Contents" style:list-style-name="L3">
      <style:text-properties style:font-name="Segoi ui" fo:font-size="12pt" officeooo:rsid="0021459d" officeooo:paragraph-rsid="0021459d" style:font-size-asian="12pt" style:font-size-complex="12pt"/>
    </style:style>
    <style:style style:name="P26" style:family="paragraph" style:parent-style-name="Standard" style:list-style-name="L3">
      <style:text-properties officeooo:paragraph-rsid="001ec97e"/>
    </style:style>
    <style:style style:name="P27" style:family="paragraph" style:parent-style-name="Standard" style:list-style-name="L3">
      <style:text-properties style:font-name="DejaVu Sans" fo:font-size="12pt" officeooo:rsid="001ec97e" officeooo:paragraph-rsid="001ec97e" style:font-size-asian="12pt" style:font-size-complex="12pt"/>
    </style:style>
    <style:style style:name="P28" style:family="paragraph" style:parent-style-name="Standard" style:list-style-name="L3">
      <style:text-properties style:font-name="DejaVu Sans" fo:font-size="12pt" fo:font-weight="normal" officeooo:rsid="001da36a" officeooo:paragraph-rsid="001da36a" style:font-size-asian="12pt" style:font-weight-asian="normal" style:font-size-complex="12pt" style:font-weight-complex="normal"/>
    </style:style>
    <style:style style:name="P29" style:family="paragraph" style:parent-style-name="Standard">
      <style:text-properties style:font-name="DejaVu Sans" fo:font-size="16pt" fo:font-weight="bold" officeooo:rsid="00191fe0" officeooo:paragraph-rsid="00191fe0" style:font-size-asian="16pt" style:font-weight-asian="bold" style:font-size-complex="16pt" style:font-weight-complex="bold"/>
    </style:style>
    <style:style style:name="P30" style:family="paragraph" style:parent-style-name="Standard">
      <style:text-properties style:font-name="DejaVu Sans" fo:font-size="12pt" fo:font-weight="normal" officeooo:rsid="00191fe0" officeooo:paragraph-rsid="00191fe0" style:font-size-asian="12pt" style:font-weight-asian="normal" style:font-size-complex="12pt" style:font-weight-complex="normal"/>
    </style:style>
    <style:style style:name="P31" style:family="paragraph" style:parent-style-name="Standard" style:list-style-name="L4">
      <style:text-properties style:font-name="DejaVu Sans" fo:font-size="12pt" fo:font-weight="normal" officeooo:rsid="003662f7" officeooo:paragraph-rsid="003662f7" style:font-size-asian="12pt" style:font-weight-asian="normal" style:font-size-complex="12pt" style:font-weight-complex="normal"/>
    </style:style>
    <style:style style:name="P32" style:family="paragraph" style:parent-style-name="Standard" style:list-style-name="L4">
      <style:text-properties style:font-name="DejaVu Sans" fo:font-size="12pt" fo:font-weight="normal" officeooo:rsid="00191fe0" officeooo:paragraph-rsid="00191fe0" style:font-size-asian="12pt" style:font-weight-asian="normal" style:font-size-complex="12pt" style:font-weight-complex="normal"/>
    </style:style>
    <style:style style:name="P33" style:family="paragraph" style:parent-style-name="Standard" style:list-style-name="L1">
      <style:text-properties style:font-name="DejaVu Sans" fo:font-size="12pt" fo:font-weight="normal" officeooo:rsid="00117378" officeooo:paragraph-rsid="00117378" style:font-size-asian="12pt" style:font-weight-asian="normal" style:font-size-complex="12pt" style:font-weight-complex="normal"/>
    </style:style>
    <style:style style:name="P34" style:family="paragraph" style:parent-style-name="Standard">
      <style:text-properties style:font-name="DejaVu Sans" fo:font-size="16pt" fo:font-weight="bold" officeooo:rsid="006d6556" officeooo:paragraph-rsid="0004f695" style:font-size-asian="16pt" style:font-weight-asian="bold" style:font-size-complex="16pt" style:font-weight-complex="bold"/>
    </style:style>
    <style:style style:name="P35" style:family="paragraph" style:parent-style-name="Standard">
      <style:text-properties style:font-name="DejaVu Sans" fo:font-size="16pt" fo:font-weight="bold" officeooo:rsid="0027446a" officeooo:paragraph-rsid="0006f965" style:font-size-asian="16pt" style:font-weight-asian="bold" style:font-size-complex="16pt" style:font-weight-complex="bold"/>
    </style:style>
    <style:style style:name="P36" style:family="paragraph" style:parent-style-name="Standard">
      <style:text-properties style:font-name="DejaVu Sans" fo:font-size="16pt" fo:font-weight="bold" officeooo:rsid="001c0c45" officeooo:paragraph-rsid="0006f965" style:font-size-asian="16pt" style:font-weight-asian="bold" style:font-size-complex="16pt" style:font-weight-complex="bold"/>
    </style:style>
    <style:style style:name="P37" style:family="paragraph" style:parent-style-name="Table_20_Contents">
      <style:text-properties style:font-name="DejaVu Sans" fo:font-size="10pt" fo:font-weight="bold" officeooo:rsid="00b1db1b" officeooo:paragraph-rsid="0006f965" style:font-size-asian="10pt" style:font-weight-asian="bold" style:font-size-complex="10pt" style:font-weight-complex="bold"/>
    </style:style>
    <style:style style:name="P38" style:family="paragraph" style:parent-style-name="Table_20_Contents">
      <style:text-properties style:font-name="DejaVu Sans" fo:font-size="10pt" officeooo:rsid="009b286e" officeooo:paragraph-rsid="0006f965" style:font-size-asian="10pt" style:font-size-complex="10pt"/>
    </style:style>
    <style:style style:name="P39" style:family="paragraph" style:parent-style-name="Table_20_Contents">
      <style:text-properties style:font-name="DejaVu Sans" fo:font-size="10pt" officeooo:rsid="00b1db1b" officeooo:paragraph-rsid="0006f965" style:font-size-asian="10pt" style:font-size-complex="10pt"/>
    </style:style>
    <style:style style:name="P40" style:family="paragraph" style:parent-style-name="Table_20_Contents">
      <style:text-properties style:font-name="DejaVu Sans" fo:font-size="10pt" officeooo:rsid="00bcf6de" officeooo:paragraph-rsid="00082437" style:font-size-asian="10pt" style:font-size-complex="10pt"/>
    </style:style>
    <style:style style:name="P41" style:family="paragraph" style:parent-style-name="Table_20_Contents">
      <style:text-properties style:font-name="DejaVu Sans" fo:font-size="10pt" officeooo:rsid="00b581ba" officeooo:paragraph-rsid="0006f965" style:font-size-asian="10pt" style:font-size-complex="10pt"/>
    </style:style>
    <style:style style:name="P42" style:family="paragraph" style:parent-style-name="Table_20_Contents">
      <style:text-properties style:font-name="DejaVu Sans" fo:font-size="10pt" officeooo:rsid="0040ac2e" officeooo:paragraph-rsid="0040ac2e" style:font-size-asian="10pt" style:font-size-complex="10pt"/>
    </style:style>
    <style:style style:name="P43" style:family="paragraph" style:parent-style-name="Table_20_Contents">
      <style:text-properties style:font-name="DejaVu Sans" fo:font-size="10pt" officeooo:rsid="00486617" officeooo:paragraph-rsid="00486617" style:font-size-asian="10pt" style:font-size-complex="10pt"/>
    </style:style>
    <style:style style:name="P44" style:family="paragraph" style:parent-style-name="Table_20_Contents">
      <style:text-properties style:font-name="DejaVu Sans" fo:font-size="10pt" officeooo:rsid="00b7d3f8" officeooo:paragraph-rsid="0006f965" style:font-size-asian="10pt" style:font-size-complex="10pt"/>
    </style:style>
    <style:style style:name="P45" style:family="paragraph" style:parent-style-name="Table_20_Contents">
      <style:text-properties style:font-name="DejaVu Sans" fo:font-size="10pt" officeooo:rsid="00935722" officeooo:paragraph-rsid="0006f965" style:font-size-asian="10pt" style:font-size-complex="10pt"/>
    </style:style>
    <style:style style:name="P46" style:family="paragraph" style:parent-style-name="Table_20_Contents">
      <style:text-properties style:font-name="DejaVu Sans" fo:font-size="10pt" officeooo:rsid="00b581ba" officeooo:paragraph-rsid="00486617" style:font-size-asian="10pt" style:font-size-complex="10pt"/>
    </style:style>
    <style:style style:name="P47" style:family="paragraph" style:parent-style-name="Table_20_Contents">
      <style:text-properties style:font-name="DejaVu Sans" fo:font-size="10pt" officeooo:rsid="009b286e" officeooo:paragraph-rsid="00486617" style:font-size-asian="10pt" style:font-size-complex="10pt"/>
    </style:style>
    <style:style style:name="P48" style:family="paragraph" style:parent-style-name="Table_20_Contents">
      <style:text-properties style:font-name="DejaVu Sans" fo:font-size="10pt" officeooo:paragraph-rsid="0006f965" style:font-size-asian="10pt" style:font-size-complex="10pt"/>
    </style:style>
    <style:style style:name="P49" style:family="paragraph" style:parent-style-name="Table_20_Contents">
      <style:text-properties style:font-name="Segoi ui" fo:font-size="10pt" officeooo:paragraph-rsid="0006f965" style:font-size-asian="10pt" style:font-size-complex="10pt"/>
    </style:style>
    <style:style style:name="P50" style:family="paragraph" style:parent-style-name="Table_20_Contents">
      <style:text-properties style:font-name="Segoi ui" fo:font-size="10pt" officeooo:rsid="00aed1ce" officeooo:paragraph-rsid="0006f965" style:font-size-asian="10pt" style:font-size-complex="10pt"/>
    </style:style>
    <style:style style:name="P51" style:family="paragraph" style:parent-style-name="Table_20_Contents">
      <style:text-properties style:font-name="DejaVu Sans" fo:font-size="10pt" officeooo:rsid="00b1f963" officeooo:paragraph-rsid="0006f965" style:font-size-asian="10pt" style:font-size-complex="10pt"/>
    </style:style>
    <style:style style:name="P52" style:family="paragraph" style:parent-style-name="Table_20_Contents">
      <style:text-properties style:font-name="Segoi ui" fo:font-size="10pt" officeooo:rsid="00b01059" officeooo:paragraph-rsid="0006f965" style:font-size-asian="10pt" style:font-size-complex="10pt"/>
    </style:style>
    <style:style style:name="P53" style:family="paragraph" style:parent-style-name="Table_20_Contents">
      <style:text-properties style:font-name="DejaVu Sans" fo:font-size="10pt" officeooo:rsid="00b28bf0" officeooo:paragraph-rsid="0006f965" style:font-size-asian="10pt" style:font-size-complex="10pt"/>
    </style:style>
    <style:style style:name="P54" style:family="paragraph" style:parent-style-name="Table_20_Contents">
      <style:text-properties style:font-name="DejaVu Sans" fo:font-size="10pt" officeooo:rsid="00be8b71" officeooo:paragraph-rsid="0006f965" style:font-size-asian="10pt" style:font-size-complex="10pt"/>
    </style:style>
    <style:style style:name="P55" style:family="paragraph" style:parent-style-name="Table_20_Contents">
      <style:text-properties style:font-name="DejaVu Sans" fo:font-size="10pt" officeooo:rsid="00bf9891" officeooo:paragraph-rsid="0006f965" style:font-size-asian="10pt" style:font-size-complex="10pt"/>
    </style:style>
    <style:style style:name="P56" style:family="paragraph" style:parent-style-name="Table_20_Contents">
      <style:text-properties style:font-name="DejaVu Sans" fo:font-size="10pt" officeooo:rsid="00c04f45" officeooo:paragraph-rsid="0006f965" style:font-size-asian="10pt" style:font-size-complex="10pt"/>
    </style:style>
    <style:style style:name="P57" style:family="paragraph" style:parent-style-name="Table_20_Contents">
      <style:text-properties style:font-name="DejaVu Sans" fo:font-size="10pt" officeooo:rsid="00436464" officeooo:paragraph-rsid="00436464" style:font-size-asian="10pt" style:font-size-complex="10pt"/>
    </style:style>
    <style:style style:name="P58" style:family="paragraph" style:parent-style-name="Table_20_Contents">
      <style:text-properties style:font-name="DejaVu Sans" fo:font-size="10pt" officeooo:rsid="004526d1" officeooo:paragraph-rsid="004526d1" style:font-size-asian="10pt" style:font-size-complex="10pt"/>
    </style:style>
    <style:style style:name="P59" style:family="paragraph" style:parent-style-name="Table_20_Contents">
      <style:text-properties style:font-name="DejaVu Sans" fo:font-size="10pt" officeooo:rsid="00be8b71" officeooo:paragraph-rsid="000df8ba" style:font-size-asian="10pt" style:font-size-complex="10pt"/>
    </style:style>
    <style:style style:name="P60" style:family="paragraph" style:parent-style-name="Table_20_Contents">
      <style:text-properties style:font-name="DejaVu Sans" fo:font-size="10pt" officeooo:rsid="0009e870" officeooo:paragraph-rsid="0009e870" style:font-size-asian="10pt" style:font-size-complex="10pt"/>
    </style:style>
    <style:style style:name="P61" style:family="paragraph" style:parent-style-name="Table_20_Contents">
      <style:text-properties style:font-name="DejaVu Sans" fo:font-size="10pt" officeooo:rsid="00bcf6de" officeooo:paragraph-rsid="0009e870" style:font-size-asian="10pt" style:font-size-complex="10pt"/>
    </style:style>
    <style:style style:name="P62" style:family="paragraph" style:parent-style-name="Table_20_Contents">
      <style:text-properties style:font-name="Segoi ui" fo:font-size="10pt" officeooo:rsid="000c0ff4" officeooo:paragraph-rsid="000c0ff4" style:font-size-asian="10pt" style:font-size-complex="10pt"/>
    </style:style>
    <style:style style:name="P63" style:family="paragraph" style:parent-style-name="Table_20_Contents">
      <style:text-properties style:font-name="DejaVu Sans" fo:font-size="10pt" officeooo:rsid="000c0ff4" officeooo:paragraph-rsid="000c0ff4" style:font-size-asian="10pt" style:font-size-complex="10pt"/>
    </style:style>
    <style:style style:name="P64" style:family="paragraph" style:parent-style-name="Table_20_Contents">
      <style:text-properties style:font-name="Segoi ui" fo:font-size="10pt" officeooo:rsid="002a0e44" officeooo:paragraph-rsid="002a0e44" style:font-size-asian="10pt" style:font-size-complex="10pt"/>
    </style:style>
    <style:style style:name="P65" style:family="paragraph" style:parent-style-name="Table_20_Contents">
      <style:text-properties style:font-name="DejaVu Sans" fo:font-size="10pt" fo:font-weight="bold" officeooo:rsid="00b7d3f8" officeooo:paragraph-rsid="0006f965" style:font-size-asian="10pt" style:font-weight-asian="bold" style:font-size-complex="10pt" style:font-weight-complex="bold"/>
    </style:style>
    <style:style style:name="P66" style:family="paragraph" style:parent-style-name="Table_20_Contents">
      <style:text-properties style:font-name="DejaVu Sans" fo:font-size="10pt" officeooo:rsid="00be6269" officeooo:paragraph-rsid="0006f965" style:font-size-asian="10pt" style:font-size-complex="10pt"/>
    </style:style>
    <style:style style:name="P67"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ab-stops>
          <style:tab-stop style:position="0.0626in"/>
        </style:tab-stops>
      </style:paragraph-properties>
      <style:text-properties style:font-name="DejaVu Sans" fo:font-size="10pt" officeooo:rsid="0096c33c" officeooo:paragraph-rsid="0006f965" style:font-size-asian="10pt" style:font-size-complex="10pt"/>
    </style:style>
    <style:style style:name="P68" style:family="paragraph" style:parent-style-name="Standard">
      <style:text-properties style:font-name="DejaVu Sans" fo:font-size="16pt" fo:font-weight="bold" officeooo:rsid="0027446a" officeooo:paragraph-rsid="0036e81d" style:font-size-asian="16pt" style:font-weight-asian="bold" style:font-size-complex="16pt" style:font-weight-complex="bold"/>
    </style:style>
    <style:style style:name="P69" style:family="paragraph" style:parent-style-name="Standard" style:list-style-name="L5">
      <style:text-properties officeooo:paragraph-rsid="0036e81d"/>
    </style:style>
    <style:style style:name="P70" style:family="paragraph" style:parent-style-name="Standard" style:list-style-name="L5">
      <style:text-properties officeooo:paragraph-rsid="003ea1ab"/>
    </style:style>
    <style:style style:name="P71" style:family="paragraph" style:parent-style-name="Standard" style:list-style-name="L5">
      <style:text-properties officeooo:paragraph-rsid="00393849"/>
    </style:style>
    <style:style style:name="P72" style:family="paragraph" style:parent-style-name="Table_20_Contents" style:list-style-name="L5">
      <style:text-properties style:font-name="DejaVu Sans" officeooo:paragraph-rsid="00393849"/>
    </style:style>
    <style:style style:name="P73" style:family="paragraph" style:parent-style-name="Table_20_Contents" style:list-style-name="L5">
      <style:text-properties officeooo:paragraph-rsid="00393849"/>
    </style:style>
    <style:style style:name="P74" style:family="paragraph" style:parent-style-name="Standard" style:list-style-name="L5">
      <style:text-properties officeooo:paragraph-rsid="0038d683"/>
    </style:style>
    <style:style style:name="P75" style:family="paragraph" style:parent-style-name="Standard">
      <style:text-properties style:font-name="DejaVu Sans" fo:font-size="16pt" fo:font-weight="bold" officeooo:rsid="0027446a" officeooo:paragraph-rsid="000f7c27" style:font-size-asian="16pt" style:font-weight-asian="bold" style:font-size-complex="16pt" style:font-weight-complex="bold"/>
    </style:style>
    <style:style style:name="P76" style:family="paragraph" style:parent-style-name="Standard">
      <style:text-properties style:font-name="DejaVu Sans" officeooo:rsid="003f1b4d" officeooo:paragraph-rsid="003f1b4d"/>
    </style:style>
    <style:style style:name="P77" style:family="paragraph" style:parent-style-name="Standard" style:list-style-name="L6">
      <style:text-properties style:font-name="DejaVu Sans" officeooo:rsid="001c9a59" officeooo:paragraph-rsid="00252732"/>
    </style:style>
    <style:style style:name="P78" style:family="paragraph" style:parent-style-name="Standard" style:list-style-name="L7">
      <style:text-properties style:font-name="DejaVu Sans" officeooo:rsid="001c9a59" officeooo:paragraph-rsid="001c9a59"/>
    </style:style>
    <style:style style:name="P79" style:family="paragraph" style:parent-style-name="Standard">
      <style:text-properties style:font-name="DejaVu Sans" officeooo:rsid="001c9a59" officeooo:paragraph-rsid="001c9a59"/>
    </style:style>
    <style:style style:name="P80" style:family="paragraph" style:parent-style-name="Standard">
      <style:text-properties style:font-name="DejaVu Sans" officeooo:rsid="001c9a59" officeooo:paragraph-rsid="00212eba"/>
    </style:style>
    <style:style style:name="P81" style:family="paragraph" style:parent-style-name="Standard">
      <style:text-properties style:font-name="DejaVu Sans" officeooo:rsid="0043003a" officeooo:paragraph-rsid="0043003a"/>
    </style:style>
    <style:style style:name="P82" style:family="paragraph" style:parent-style-name="Standard" style:list-style-name="L8">
      <style:text-properties style:font-name="DejaVu Sans" officeooo:rsid="001c9a59" officeooo:paragraph-rsid="00212eba"/>
    </style:style>
    <style:style style:name="P83" style:family="paragraph" style:parent-style-name="Standard" style:list-style-name="L9">
      <style:text-properties style:font-name="DejaVu Sans" officeooo:rsid="00273ade" officeooo:paragraph-rsid="00273ade"/>
    </style:style>
    <style:style style:name="P84" style:family="paragraph" style:parent-style-name="Standard" style:list-style-name="L10">
      <style:text-properties style:font-name="DejaVu Sans" officeooo:rsid="0027158d" officeooo:paragraph-rsid="0027158d"/>
    </style:style>
    <style:style style:name="T1" style:family="text">
      <style:text-properties style:font-name="DejaVu Sans" fo:font-weight="bold" officeooo:rsid="0027446a" style:font-weight-asian="bold" style:font-weight-complex="bold"/>
    </style:style>
    <style:style style:name="T2" style:family="text">
      <style:text-properties style:font-name="DejaVu Sans" fo:font-weight="bold" officeooo:rsid="001c0c45" style:font-weight-asian="bold" style:font-weight-complex="bold"/>
    </style:style>
    <style:style style:name="T3" style:family="text">
      <style:text-properties officeooo:rsid="0030157f"/>
    </style:style>
    <style:style style:name="T4" style:family="text">
      <style:text-properties officeooo:rsid="000544c0"/>
    </style:style>
    <style:style style:name="T5" style:family="text">
      <style:text-properties officeooo:rsid="0014cf76"/>
    </style:style>
    <style:style style:name="T6" style:family="text">
      <style:text-properties officeooo:rsid="001ec97e"/>
    </style:style>
    <style:style style:name="T7" style:family="text">
      <style:text-properties style:font-name="DejaVu Sans" fo:font-size="12pt" officeooo:rsid="001ea7ef" style:font-size-asian="12pt" style:font-size-complex="12pt"/>
    </style:style>
    <style:style style:name="T8" style:family="text">
      <style:text-properties style:font-name="DejaVu Sans"/>
    </style:style>
    <style:style style:name="T9" style:family="text">
      <style:text-properties officeooo:rsid="001f05b8"/>
    </style:style>
    <style:style style:name="T10" style:family="text">
      <style:text-properties style:font-name="DejaVu Sans" officeooo:rsid="00270091"/>
    </style:style>
    <style:style style:name="T11" style:family="text">
      <style:text-properties style:font-name="DejaVu Sans" officeooo:rsid="001f05b8"/>
    </style:style>
    <style:style style:name="T12" style:family="text">
      <style:text-properties style:font-name="DejaVu Sans" officeooo:rsid="00250369"/>
    </style:style>
    <style:style style:name="T13" style:family="text">
      <style:text-properties officeooo:rsid="00250369"/>
    </style:style>
    <style:style style:name="T14" style:family="text">
      <style:text-properties officeooo:rsid="002da60d"/>
    </style:style>
    <style:style style:name="T15" style:family="text">
      <style:text-properties officeooo:rsid="001b0156"/>
    </style:style>
    <style:style style:name="T16" style:family="text">
      <style:text-properties officeooo:rsid="001be898"/>
    </style:style>
    <style:style style:name="T17" style:family="text">
      <style:text-properties style:font-name="DejaVu Sans" officeooo:rsid="002da60d"/>
    </style:style>
    <style:style style:name="T18" style:family="text">
      <style:text-properties officeooo:rsid="002373cb"/>
    </style:style>
    <style:style style:name="T19" style:family="text">
      <style:text-properties officeooo:rsid="0021459d"/>
    </style:style>
    <style:style style:name="T20" style:family="text">
      <style:text-properties style:font-name="DejaVu Sans" fo:font-size="12pt" fo:font-weight="normal" officeooo:rsid="0021459d" style:font-size-asian="12pt" style:font-weight-asian="normal" style:font-size-complex="12pt" style:font-weight-complex="normal"/>
    </style:style>
    <style:style style:name="T21" style:family="text">
      <style:text-properties style:font-name="DejaVu Sans" fo:font-size="12pt" fo:font-weight="normal" officeooo:rsid="001ec97e" style:font-size-asian="12pt" style:font-weight-asian="normal" style:font-size-complex="12pt" style:font-weight-complex="normal"/>
    </style:style>
    <style:style style:name="T22" style:family="text">
      <style:text-properties style:font-name="DejaVu Sans" fo:font-size="12pt" fo:font-weight="normal" officeooo:rsid="002da60d" style:font-size-asian="12pt" style:font-weight-asian="normal" style:font-size-complex="12pt" style:font-weight-complex="normal"/>
    </style:style>
    <style:style style:name="T23" style:family="text">
      <style:text-properties fo:font-weight="normal" style:font-weight-asian="normal" style:font-weight-complex="normal"/>
    </style:style>
    <style:style style:name="T24" style:family="text">
      <style:text-properties style:font-name="Segoi ui" officeooo:rsid="0021459d"/>
    </style:style>
    <style:style style:name="T25" style:family="text">
      <style:text-properties officeooo:rsid="0012bdaf"/>
    </style:style>
    <style:style style:name="T26" style:family="text">
      <style:text-properties officeooo:rsid="00163a6b"/>
    </style:style>
    <style:style style:name="T27" style:family="text">
      <style:text-properties officeooo:rsid="00193bd5"/>
    </style:style>
    <style:style style:name="T28" style:family="text">
      <style:text-properties officeooo:rsid="00b3fdf3"/>
    </style:style>
    <style:style style:name="T29" style:family="text">
      <style:text-properties officeooo:rsid="00b9e7d2"/>
    </style:style>
    <style:style style:name="T30" style:family="text">
      <style:text-properties style:font-name="Segoi ui"/>
    </style:style>
    <style:style style:name="T31" style:family="text">
      <style:text-properties officeooo:rsid="00935722"/>
    </style:style>
    <style:style style:name="T32" style:family="text">
      <style:text-properties style:font-name="Segoi ui" officeooo:rsid="00ae73f7"/>
    </style:style>
    <style:style style:name="T33" style:family="text">
      <style:text-properties style:font-name="Segoi ui" officeooo:rsid="00aed1ce"/>
    </style:style>
    <style:style style:name="T34" style:family="text">
      <style:text-properties style:font-name="Segoi ui" officeooo:rsid="00324c83"/>
    </style:style>
    <style:style style:name="T35" style:family="text">
      <style:text-properties style:font-name="Segoi ui" officeooo:rsid="00bb5df3"/>
    </style:style>
    <style:style style:name="T36" style:family="text">
      <style:text-properties officeooo:rsid="00bcf6de"/>
    </style:style>
    <style:style style:name="T37" style:family="text">
      <style:text-properties style:font-name="Segoi ui" officeooo:rsid="00bcf6de"/>
    </style:style>
    <style:style style:name="T38" style:family="text">
      <style:text-properties officeooo:rsid="00b5de2c"/>
    </style:style>
    <style:style style:name="T39" style:family="text">
      <style:text-properties style:font-name="Segoi ui" officeooo:rsid="009b286e"/>
    </style:style>
    <style:style style:name="T40" style:family="text">
      <style:text-properties officeooo:rsid="00486617"/>
    </style:style>
    <style:style style:name="T41" style:family="text">
      <style:text-properties style:font-name="Segoi ui" officeooo:rsid="00486617"/>
    </style:style>
    <style:style style:name="T42" style:family="text">
      <style:text-properties officeooo:rsid="00b9414c"/>
    </style:style>
    <style:style style:name="T43" style:family="text">
      <style:text-properties officeooo:rsid="0096025a"/>
    </style:style>
    <style:style style:name="T44" style:family="text">
      <style:text-properties officeooo:rsid="0094de75"/>
    </style:style>
    <style:style style:name="T45" style:family="text">
      <style:text-properties officeooo:rsid="00b7d3f8"/>
    </style:style>
    <style:style style:name="T46" style:family="text">
      <style:text-properties style:font-name="DejaVu Sans" officeooo:rsid="00935722"/>
    </style:style>
    <style:style style:name="T47" style:family="text">
      <style:text-properties officeooo:rsid="00ae73f7"/>
    </style:style>
    <style:style style:name="T48" style:family="text">
      <style:text-properties officeooo:rsid="00aed1ce"/>
    </style:style>
    <style:style style:name="T49" style:family="text">
      <style:text-properties officeooo:rsid="00324c83"/>
    </style:style>
    <style:style style:name="T50" style:family="text">
      <style:text-properties officeooo:rsid="00bb9b1a"/>
    </style:style>
    <style:style style:name="T51" style:family="text">
      <style:text-properties officeooo:rsid="00b1db1b"/>
    </style:style>
    <style:style style:name="T52" style:family="text">
      <style:text-properties officeooo:rsid="00beb730"/>
    </style:style>
    <style:style style:name="T53" style:family="text">
      <style:text-properties officeooo:rsid="00433339"/>
    </style:style>
    <style:style style:name="T54" style:family="text">
      <style:text-properties officeooo:rsid="009b286e"/>
    </style:style>
    <style:style style:name="T55" style:family="text">
      <style:text-properties officeooo:rsid="00be6269"/>
    </style:style>
    <style:style style:name="T56" style:family="text">
      <style:text-properties officeooo:rsid="00350669"/>
    </style:style>
    <style:style style:name="T57" style:family="text">
      <style:text-properties officeooo:rsid="00b581ba"/>
    </style:style>
    <style:style style:name="T58" style:family="text">
      <style:text-properties officeooo:rsid="00341bf4"/>
    </style:style>
    <style:style style:name="T59" style:family="text">
      <style:text-properties style:font-name="Segoi ui" officeooo:rsid="00beb730"/>
    </style:style>
    <style:style style:name="T60" style:family="text">
      <style:text-properties style:font-name="Segoi ui" officeooo:rsid="0009e870"/>
    </style:style>
    <style:style style:name="T61" style:family="text">
      <style:text-properties officeooo:rsid="00c04f45"/>
    </style:style>
    <style:style style:name="T62" style:family="text">
      <style:text-properties officeooo:rsid="00469cdf"/>
    </style:style>
    <style:style style:name="T63" style:family="text">
      <style:text-properties officeooo:rsid="00436464"/>
    </style:style>
    <style:style style:name="T64" style:family="text">
      <style:text-properties officeooo:rsid="004526d1"/>
    </style:style>
    <style:style style:name="T65" style:family="text">
      <style:text-properties officeooo:rsid="0009e870"/>
    </style:style>
    <style:style style:name="T66" style:family="text">
      <style:text-properties officeooo:rsid="000c0ff4"/>
    </style:style>
    <style:style style:name="T67" style:family="text">
      <style:text-properties officeooo:rsid="000df8ba"/>
    </style:style>
    <style:style style:name="T68" style:family="text">
      <style:text-properties style:font-name="Segoi ui" officeooo:rsid="000df8ba"/>
    </style:style>
    <style:style style:name="T69" style:family="text">
      <style:text-properties style:font-name="DejaVu Sans" fo:font-size="16pt" fo:font-weight="bold" officeooo:rsid="001c0c45" style:font-size-asian="16pt" style:font-weight-asian="bold" style:font-size-complex="16pt" style:font-weight-complex="bold"/>
    </style:style>
    <style:style style:name="T70" style:family="text">
      <style:text-properties style:font-name="DejaVu Sans" officeooo:rsid="0036e81d"/>
    </style:style>
    <style:style style:name="T71" style:family="text">
      <style:text-properties style:font-name="DejaVu Sans" fo:font-size="12pt" fo:font-weight="normal" officeooo:rsid="0036e81d" style:font-size-asian="12pt" style:font-weight-asian="normal" style:font-size-complex="12pt" style:font-weight-complex="normal"/>
    </style:style>
    <style:style style:name="T72" style:family="text">
      <style:text-properties style:font-name="DejaVu Sans" fo:font-size="12pt" fo:font-weight="normal" officeooo:rsid="00393849" style:font-size-asian="12pt" style:font-weight-asian="normal" style:font-size-complex="12pt" style:font-weight-complex="normal"/>
    </style:style>
    <style:style style:name="T73" style:family="text">
      <style:text-properties style:font-name="DejaVu Sans" fo:font-size="12pt" fo:font-weight="normal" officeooo:rsid="003dfa85" style:font-size-asian="12pt" style:font-weight-asian="normal" style:font-size-complex="12pt" style:font-weight-complex="normal"/>
    </style:style>
    <style:style style:name="T74" style:family="text">
      <style:text-properties style:font-name="DejaVu Sans" fo:font-size="12pt" fo:font-weight="normal" officeooo:rsid="003ea1ab" style:font-size-asian="12pt" style:font-weight-asian="normal" style:font-size-complex="12pt" style:font-weight-complex="normal"/>
    </style:style>
    <style:style style:name="T75" style:family="text">
      <style:text-properties style:font-name="DejaVu Sans" fo:font-size="12pt" fo:font-weight="normal" officeooo:rsid="0038d683" style:font-size-asian="12pt" style:font-weight-asian="normal" style:font-size-complex="12pt" style:font-weight-complex="normal"/>
    </style:style>
    <style:style style:name="T76" style:family="text">
      <style:text-properties style:font-name="DejaVu Sans" officeooo:rsid="000f7c27"/>
    </style:style>
    <style:style style:name="T77" style:family="text">
      <style:text-properties officeooo:rsid="00212eba"/>
    </style:style>
    <style:style style:name="T78" style:family="text">
      <style:text-properties officeooo:rsid="001e23cb"/>
    </style:style>
    <style:style style:name="T79" style:family="text">
      <style:text-properties officeooo:rsid="00273ade"/>
    </style:style>
    <style:style style:name="T80" style:family="text">
      <style:text-properties style:font-name="DejaVu Sans" officeooo:rsid="0027446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text:span><text:span text:style-name="T2">MDB </text:span></text:p>
      <text:p text:style-name="P2"/>
      <text:p text:style-name="P3">Requirements</text:p>
      <text:list xml:id="list1278795631" text:style-name="L1">
        <text:list-item>
          <text:p text:style-name="P4">Use TMDB as the single source of truth.</text:p>
        </text:list-item>
        <text:list-item>
          <text:p text:style-name="P5">EMDB must respect the TMDB rate limit of 50 requests/second.</text:p>
        </text:list-item>
        <text:list-item>
          <text:p text:style-name="P6">EMDB must have the capability to automatically ingest a movie/series <text:span text:style-name="T3">from TMDB</text:span>.</text:p>
        </text:list-item>
        <text:list-item>
          <text:p text:style-name="P7">EMDB must have the capability to automatically synchronize a movie/series <text:span text:style-name="T3">from TMDB</text:span>.</text:p>
        </text:list-item>
        <text:list-item>
          <text:p text:style-name="P6"><text:span text:style-name="T4">E</text:span>MDB must have the capability to manually ingest a <text:span text:style-name="T5">specific </text:span>movie/series <text:span text:style-name="T5">that does not already exist</text:span><text:span text:style-name="T4">.</text:span></text:p>
        </text:list-item>
        <text:list-item>
          <text:p text:style-name="P6">EMDB must have the capability to manually synchronize a movie/series <text:span text:style-name="T5">that does not already exist</text:span>.<text:span text:style-name="T4"> </text:span></text:p>
        </text:list-item>
        <text:list-item>
          <text:p text:style-name="P8">EMDB must have the ability to manually Read, Update, and Delete each object automatically ingested/synchronized from TMDB.</text:p>
        </text:list-item>
        <text:list-item>
          <text:p text:style-name="P8">EMDB must have the ability to lock an object that was ingested/synchronized from TMDB in order to keep it from being updated the next time it gets synchronized from TMDB.</text:p>
          <text:list>
            <text:list-item>
              <text:p text:style-name="P8">This will allow the EMDB admin to manually correct ingested/synchronized data from TMDB until a moderator can correct the data in TMDB.</text:p>
            </text:list-item>
          </text:list>
        </text:list-item>
      </text:list>
      <text:p text:style-name="P9"/>
      <text:p text:style-name="P10">EMDB Objects</text:p>
      <text:list text:style-name="L2">
        <text:list-item>
          <text:p text:style-name="P11">Movie</text:p>
        </text:list-item>
        <text:list-item>
          <text:p text:style-name="P11">Series</text:p>
        </text:list-item>
        <text:list-item>
          <text:p text:style-name="P11">Season</text:p>
        </text:list-item>
        <text:list-item>
          <text:p text:style-name="P11">Episode</text:p>
        </text:list-item>
        <text:list-item>
          <text:p text:style-name="P11">Person</text:p>
        </text:list-item>
        <text:list-item>
          <text:p text:style-name="P11">Credit</text:p>
        </text:list-item>
        <text:list-item>
          <text:p text:style-name="P12">User</text:p>
        </text:list-item>
      </text:list>
      <text:p text:style-name="P13"/>
      <text:p text:style-name="P14">emdb-cli</text:p>
      <text:p text:style-name="P15">The emdb-cli is a command line interface providing the user with the following capabilities:</text:p>
      <text:list text:style-name="L3">
        <text:list-item>
          <text:p text:style-name="P16">Ingest movie and series data from TMDB.</text:p>
          <text:list>
            <text:list-item>
              <text:p text:style-name="P17">Send<text:span text:style-name="T6">s</text:span> a <text:span text:style-name="T6">POST </text:span>request to the emdb-scraper-service with the TMDB id of the movie/series to ingest</text:p>
              <text:list>
                <text:list-item>
                  <text:p text:style-name="P18"><text:span text:style-name="T7">POST</text:span><text:span text:style-name="T8"> http://localhost:60316/emdb-scraper/api/movies/ingest</text:span></text:p>
                </text:list-item>
                <text:list-item>
                  <text:p text:style-name="P19">body: { "tmdb_id": 78 }</text:p>
                </text:list-item>
              </text:list>
            </text:list-item>
            <text:list-item>
              <text:p text:style-name="P20">Wait<text:span text:style-name="T6">s </text:span>for the response which will be an immediate 202 (Accepted) </text:p>
              <text:list>
                <text:list-item>
                  <text:p text:style-name="P21">{</text:p>
                </text:list-item>
                <text:list-item>
                  <text:p text:style-name="P21"><text:s text:c="4"/>"job_id": "a8c7b6f2-1234-5678-9d0e-f1a2b3c4d5e6",</text:p>
                </text:list-item>
                <text:list-item>
                  <text:p text:style-name="P21"><text:s text:c="4"/>"status": "QUEUED",</text:p>
                </text:list-item>
                <text:list-item>
                  <text:p text:style-name="P21"><text:s text:c="4"/>"submitted_at": "2025-11-11T21:30:00Z"</text:p>
                </text:list-item>
                <text:list-item>
                  <text:p text:style-name="P21">}</text:p>
                </text:list-item>
              </text:list>
            </text:list-item>
          </text:list>
        </text:list-item>
        <text:list-item>
          <text:p text:style-name="P22">Synchronize movie and series data in EMDB with TMDB. <text:s/><text:span text:style-name="T9">This is a manual refresh of a specific movie/series in EMDB.</text:span></text:p>
          <text:list>
            <text:list-item>
              <text:p text:style-name="P17">Send<text:span text:style-name="T6">s</text:span> a <text:span text:style-name="T9">PUT</text:span><text:span text:style-name="T6"> </text:span>request to the emdb-scraper-service with the <text:span text:style-name="T9">EMDB id of the movie/series to synchronize and the TMDB id with which to synchronize with.</text:span></text:p>
              <text:list>
                <text:list-item>
                  <text:p text:style-name="P18"><text:span text:style-name="T10">POST</text:span><text:span text:style-name="T8"> http://localhost:60316/emdb-scraper/api/movies/</text:span><text:span text:style-name="T11">sync</text:span><text:span text:style-name="T12">hronize</text:span></text:p>
                </text:list-item>
                <text:list-item>
                  <text:p text:style-name="P19">body: { “<text:span text:style-name="T13">emdb_id</text:span>”: <text:span text:style-name="T13">5,</text:span> "tmdb_id": 78 }</text:p>
                </text:list-item>
              </text:list>
            </text:list-item>
            <text:list-item>
              <text:p text:style-name="P20">Wait<text:span text:style-name="T6">s </text:span>for the response which will be an immediate 202 (Accepted)</text:p>
              <text:list>
                <text:list-item>
                  <text:p text:style-name="P21">{</text:p>
                </text:list-item>
                <text:list-item>
                  <text:p text:style-name="P21"><text:s text:c="4"/>"job_id": "a8c7b6f2-1234-5678-9d0e-f1a2b3c4d5e6",</text:p>
                </text:list-item>
                <text:list-item>
                  <text:p text:style-name="P21"><text:s text:c="4"/>"status": "QUEUED",</text:p>
                </text:list-item>
                <text:list-item>
                  <text:p text:style-name="P21"><text:s text:c="4"/>"submitted_at": "2025-11-11T21:30:00Z"</text:p>
                </text:list-item>
                <text:list-item>
                  <text:p text:style-name="P21">}</text:p>
                </text:list-item>
              </text:list>
            </text:list-item>
          </text:list>
        </text:list-item>
        <text:list-item>
          <text:p text:style-name="P23">Find <text:span text:style-name="T14">object</text:span> <text:span text:style-name="T15">data</text:span> in EMDB by unique identifier. <text:s/><text:span text:style-name="T15">This can be used to verify the ingestion and synchronization from </text:span><text:span text:style-name="T16">TMDB</text:span><text:span text:style-name="T15">.</text:span></text:p>
          <text:list>
            <text:list-item>
              <text:p text:style-name="P24">Sends a GET request to the emdb-media-service with the EMDB id of the <text:span text:style-name="T14">object</text:span> to find</text:p>
              <text:list>
                <text:list-item>
                  <text:p text:style-name="P24">GET <text:span text:style-name="T8">http://localhost:60316/emdb-media/api/</text:span><text:span text:style-name="T17">object</text:span><text:span text:style-name="T8">/{id}</text:span></text:p>
                </text:list-item>
              </text:list>
            </text:list-item>
            <text:list-item>
              <text:p text:style-name="P24">Waits for the response which will be 200 if successful, otherwise a 400 error</text:p>
            </text:list-item>
          </text:list>
        </text:list-item>
        <text:list-item>
          <text:p text:style-name="P25">Update the <text:span text:style-name="T14">object</text:span> by id. <text:s/>This can be used to <text:span text:style-name="T18">override</text:span> specific <text:span text:style-name="T14">object</text:span> fields <text:span text:style-name="T18">from TMDB </text:span><text:span text:style-name="T14">(e.g. movie poster)</text:span>.</text:p>
          <text:list>
            <text:list-item>
              <text:p text:style-name="P24">Sends a <text:span text:style-name="T19">PATCH</text:span> request to the emdb-media-service with the EMDB id of the <text:span text:style-name="T14">object</text:span> to <text:span text:style-name="T19">update and the payload.</text:span></text:p>
              <text:list>
                <text:list-item>
                  <text:p text:style-name="P26"><text:span text:style-name="T20">PATCH</text:span><text:span text:style-name="T21"> </text:span><text:span text:style-name="T21">http://localhost:60316/emdb-media/api/</text:span><text:span text:style-name="T22">object</text:span><text:span text:style-name="T21">/{id}</text:span></text:p>
                </text:list-item>
              </text:list>
            </text:list-item>
            <text:list-item>
              <text:p text:style-name="P27"><text:span text:style-name="T23">Waits for the response which will be 200 if successful, otherwise a 400 error</text:span><text:span text:style-name="T24"> <text:s/></text:span></text:p>
            </text:list-item>
          </text:list>
        </text:list-item>
        <text:list-item>
          <text:p text:style-name="P28">Delete <text:span text:style-name="T14">the object by id</text:span>. <text:s/>This is needed in case the application automatically ingests bad data from TMDB.</text:p>
          <text:list>
            <text:list-item>
              <text:p text:style-name="P24">Sends a <text:span text:style-name="T14">DELETE</text:span> request to the emdb-media-service with the EMDB id of the <text:span text:style-name="T14">object</text:span> to <text:span text:style-name="T14">delete</text:span></text:p>
              <text:list>
                <text:list-item>
                  <text:p text:style-name="P26"><text:span text:style-name="T22">DELETE</text:span><text:span text:style-name="T21"> </text:span><text:span text:style-name="T21">http://localhost:60316/emdb-media/api/</text:span><text:span text:style-name="T22">object</text:span><text:span text:style-name="T21">/{id}</text:span></text:p>
                </text:list-item>
              </text:list>
            </text:list-item>
            <text:list-item>
              <text:p text:style-name="P27">Waits for the response which will be 20<text:span text:style-name="T14">4</text:span> if successful, otherwise a 400 error</text:p>
            </text:list-item>
          </text:list>
        </text:list-item>
      </text:list>
      <text:p text:style-name="P29"/>
      <text:p text:style-name="P29">emdb-scraper-service</text:p>
      <text:p text:style-name="P30">The emdb-scraper-service automatically ingests movie/series data from TMDB every day <text:span text:style-name="T25">at 18:00 UTC </text:span><text:span text:style-name="T26">(06:00 pm local). <text:s/></text:span>It also automatically synchronizes the movie/series data in EMDB with TMDB every day <text:span text:style-name="T25">at</text:span> 20:00 UTC <text:span text:style-name="T26">(0</text:span>8<text:span text:style-name="T26">:00 pm local).</text:span></text:p>
      <text:list text:style-name="L4">
        <text:list-item>
          <text:p text:style-name="P31">Ingest/Synchronize operations are long running processes, several minutes, due to the amount of data and the rate limit. <text:s/>The emdb-cli and emdb-ui will use a request-reply pattern to communicate with the emdb-scraper-service.</text:p>
        </text:list-item>
        <text:list-item>
          <text:p text:style-name="P32">Asynchronously sends movie/series data to the emdb-media-service using reactive messaging.</text:p>
        </text:list-item>
      </text:list>
      <text:p text:style-name="P30"/>
      <text:p text:style-name="P29">emdb-media-service</text:p>
      <text:p text:style-name="P30">The emdb-media-service <text:span text:style-name="T27">manages the movie, series, and people data in the database.</text:span></text:p>
      <text:list text:continue-list="list1278795631" text:style-name="L1">
        <text:list-item>
          <text:p text:style-name="P33">Every entity in EMDB will have an external id. <text:s/>By default, this is a 64-bit integer which accomodates TMDB, Trakt, and TVDB.</text:p>
        </text:list-item>
      </text:list>
      <text:p text:style-name="P34"/>
      <text:p text:style-name="P35">Endpoints</text:p>
      <text:p text:style-name="P36"/>
      <table:table table:name="Endpoints" table:style-name="Endpoints">
        <table:table-column table:style-name="Endpoints.A"/>
        <table:table-column table:style-name="Endpoints.B"/>
        <table:table-column table:style-name="Endpoints.C"/>
        <table:table-column table:style-name="Endpoints.D"/>
        <table:table-row>
          <table:table-cell table:style-name="Endpoints.A1" office:value-type="string">
            <text:p text:style-name="P37">Endpoint</text:p>
          </table:table-cell>
          <table:table-cell table:style-name="Endpoints.A1" office:value-type="string">
            <text:p text:style-name="P37">URI</text:p>
          </table:table-cell>
          <table:table-cell table:style-name="Endpoints.A1" office:value-type="string">
            <text:p text:style-name="P37">Status</text:p>
          </table:table-cell>
          <table:table-cell table:style-name="Endpoints.A1" office:value-type="string">
            <text:p text:style-name="P37">Description</text:p>
          </table:table-cell>
        </table:table-row>
        <table:table-row>
          <table:table-cell table:style-name="Endpoints.A1" office:value-type="string">
            <text:p text:style-name="P37"/>
          </table:table-cell>
          <table:table-cell table:style-name="Endpoints.A1" office:value-type="string">
            <text:p text:style-name="P38"/>
          </table:table-cell>
          <table:table-cell table:style-name="Endpoints.A1" office:value-type="string">
            <text:p text:style-name="P39"/>
          </table:table-cell>
          <table:table-cell table:style-name="Endpoints.A1" office:value-type="string">
            <text:p text:style-name="P39"/>
          </table:table-cell>
        </table:table-row>
        <table:table-row>
          <table:table-cell table:style-name="Endpoints.A1" office:value-type="string">
            <text:p text:style-name="P37">Gateway</text:p>
          </table:table-cell>
          <table:table-cell table:style-name="Endpoints.A1" office:value-type="string">
            <text:p text:style-name="P38"/>
          </table:table-cell>
          <table:table-cell table:style-name="Endpoints.A1" office:value-type="string">
            <text:p text:style-name="P39"/>
          </table:table-cell>
          <table:table-cell table:style-name="Endpoints.A1" office:value-type="string">
            <text:p text:style-name="P39"/>
          </table:table-cell>
        </table:table-row>
        <table:table-row>
          <table:table-cell table:style-name="Endpoints.A1" office:value-type="string">
            <text:p text:style-name="P39">POST</text:p>
          </table:table-cell>
          <table:table-cell table:style-name="Endpoints.A1" office:value-type="string">
            <text:p text:style-name="P38">http://localhost:603<text:span text:style-name="T28">1</text:span>0/emdb/api/<text:span text:style-name="T28">movies/</text:span><text:span text:style-name="T29">ingest</text:span></text:p>
          </table:table-cell>
          <table:table-cell table:style-name="Endpoints.A1" office:value-type="string">
            <text:p text:style-name="P40">Not Started</text:p>
          </table:table-cell>
          <table:table-cell table:style-name="Endpoints.A1" office:value-type="string">
            <text:p text:style-name="P41">Route to <text:span text:style-name="T30">http://</text:span><text:span text:style-name="T31">localhost</text:span><text:span text:style-name="T30">:603</text:span><text:span text:style-name="T32">16</text:span><text:span text:style-name="T30">/emdb-</text:span><text:span text:style-name="T33">scraper</text:span><text:span text:style-name="T30">/api/</text:span><text:span text:style-name="T34">movies/</text:span><text:span text:style-name="T35">ingest</text:span></text:p>
          </table:table-cell>
        </table:table-row>
        <table:table-row>
          <table:table-cell table:style-name="Endpoints.A1" office:value-type="string">
            <text:p text:style-name="P42">POST</text:p>
          </table:table-cell>
          <table:table-cell table:style-name="Endpoints.A1" office:value-type="string">
            <text:p text:style-name="P38">http://localhost:603<text:span text:style-name="T28">1</text:span>0/emdb/api/<text:span text:style-name="T28">movies/</text:span><text:span text:style-name="T36">sync</text:span></text:p>
          </table:table-cell>
          <table:table-cell table:style-name="Endpoints.A1" office:value-type="string">
            <text:p text:style-name="P40">Not Started</text:p>
          </table:table-cell>
          <table:table-cell table:style-name="Endpoints.A1" office:value-type="string">
            <text:p text:style-name="P41">Route to <text:span text:style-name="T30">http://</text:span><text:span text:style-name="T31">localhost</text:span><text:span text:style-name="T30">:603</text:span><text:span text:style-name="T32">16</text:span><text:span text:style-name="T30">/emdb-</text:span><text:span text:style-name="T33">scraper</text:span><text:span text:style-name="T30">/api/</text:span><text:span text:style-name="T34">movies/</text:span><text:span text:style-name="T37">sync</text:span></text:p>
          </table:table-cell>
        </table:table-row>
        <table:table-row>
          <table:table-cell table:style-name="Endpoints.A1" office:value-type="string">
            <text:p text:style-name="P41">GET</text:p>
          </table:table-cell>
          <table:table-cell table:style-name="Endpoints.A1" office:value-type="string">
            <text:p text:style-name="P38">http://localhost:603<text:span text:style-name="T28">1</text:span>0/emdb/api/<text:span text:style-name="T28">movies/</text:span><text:span text:style-name="T38">{id}</text:span></text:p>
          </table:table-cell>
          <table:table-cell table:style-name="Endpoints.A1" office:value-type="string">
            <text:p text:style-name="P40">Not Started</text:p>
          </table:table-cell>
          <table:table-cell table:style-name="Endpoints.A1" office:value-type="string">
            <text:p text:style-name="P41">Route to <text:span text:style-name="T30">http://</text:span><text:span text:style-name="T31">localhost</text:span><text:span text:style-name="T30">:603</text:span><text:span text:style-name="T33">12</text:span><text:span text:style-name="T30">/emdb-</text:span><text:span text:style-name="T39">media</text:span><text:span text:style-name="T30">/api/</text:span><text:span text:style-name="T34">movies/</text:span><text:span text:style-name="T30">{id}</text:span></text:p>
          </table:table-cell>
        </table:table-row>
        <table:table-row>
          <table:table-cell table:style-name="Endpoints.A1" office:value-type="string">
            <text:p text:style-name="P42">PATCH</text:p>
          </table:table-cell>
          <table:table-cell table:style-name="Endpoints.A1" office:value-type="string">
            <text:p text:style-name="P38">http://localhost:603<text:span text:style-name="T28">1</text:span>0/emdb/api/<text:span text:style-name="T28">movies/</text:span><text:span text:style-name="T38">{id}</text:span></text:p>
          </table:table-cell>
          <table:table-cell table:style-name="Endpoints.A1" office:value-type="string">
            <text:p text:style-name="P40">Not Started</text:p>
          </table:table-cell>
          <table:table-cell table:style-name="Endpoints.A1" office:value-type="string">
            <text:p text:style-name="P41">Route to <text:span text:style-name="T30">http://</text:span><text:span text:style-name="T31">localhost</text:span><text:span text:style-name="T30">:603</text:span><text:span text:style-name="T33">12</text:span><text:span text:style-name="T30">/emdb-</text:span><text:span text:style-name="T39">media</text:span><text:span text:style-name="T30">/api/</text:span><text:span text:style-name="T34">movies/</text:span><text:span text:style-name="T30">{id}</text:span></text:p>
          </table:table-cell>
        </table:table-row>
        <table:table-row>
          <table:table-cell table:style-name="Endpoints.A1" office:value-type="string">
            <text:p text:style-name="P42">DELETE</text:p>
          </table:table-cell>
          <table:table-cell table:style-name="Endpoints.A1" office:value-type="string">
            <text:p text:style-name="P38">http://localhost:603<text:span text:style-name="T28">1</text:span>0/emdb/api/<text:span text:style-name="T28">movies/</text:span><text:span text:style-name="T38">{id}</text:span></text:p>
          </table:table-cell>
          <table:table-cell table:style-name="Endpoints.A1" office:value-type="string">
            <text:p text:style-name="P40">Not Started</text:p>
          </table:table-cell>
          <table:table-cell table:style-name="Endpoints.A1" office:value-type="string">
            <text:p text:style-name="P41">Route to <text:span text:style-name="T30">http://</text:span><text:span text:style-name="T31">localhost</text:span><text:span text:style-name="T30">:603</text:span><text:span text:style-name="T33">12</text:span><text:span text:style-name="T30">/emdb-</text:span><text:span text:style-name="T39">media</text:span><text:span text:style-name="T30">/api/</text:span><text:span text:style-name="T34">movies/</text:span><text:span text:style-name="T30">{id}</text:span></text:p>
          </table:table-cell>
        </table:table-row>
        <table:table-row>
          <table:table-cell table:style-name="Endpoints.A1" office:value-type="string">
            <text:p text:style-name="P41">GET</text:p>
          </table:table-cell>
          <table:table-cell table:style-name="Endpoints.A1" office:value-type="string">
            <text:p text:style-name="P38">http://localhost:603<text:span text:style-name="T28">1</text:span>0/emdb/api/<text:span text:style-name="T28">movies/</text:span><text:span text:style-name="T38">{id}/</text:span><text:span text:style-name="T40">credits/{creditId}</text:span></text:p>
          </table:table-cell>
          <table:table-cell table:style-name="Endpoints.A1" office:value-type="string">
            <text:p text:style-name="P40">Not Started</text:p>
          </table:table-cell>
          <table:table-cell table:style-name="Endpoints.A1" office:value-type="string">
            <text:p text:style-name="P41">Route to <text:span text:style-name="T30">http://</text:span><text:span text:style-name="T31">localhost</text:span><text:span text:style-name="T30">:603</text:span><text:span text:style-name="T33">12</text:span><text:span text:style-name="T30">/emdb-</text:span><text:span text:style-name="T39">media</text:span><text:span text:style-name="T30">/api/</text:span><text:span text:style-name="T34">movies/</text:span><text:span text:style-name="T30">{id}/</text:span><text:span text:style-name="T41">credits/{creditId}</text:span></text:p>
          </table:table-cell>
        </table:table-row>
        <table:table-row>
          <table:table-cell table:style-name="Endpoints.A1" office:value-type="string">
            <text:p text:style-name="P42">PATCH</text:p>
          </table:table-cell>
          <table:table-cell table:style-name="Endpoints.A1" office:value-type="string">
            <text:p text:style-name="P38">http://localhost:603<text:span text:style-name="T28">1</text:span>0/emdb/api/<text:span text:style-name="T28">movies/</text:span><text:span text:style-name="T38">{id}/</text:span><text:span text:style-name="T40">credits/{creditId}</text:span></text:p>
          </table:table-cell>
          <table:table-cell table:style-name="Endpoints.A1" office:value-type="string">
            <text:p text:style-name="P40">Not Started</text:p>
          </table:table-cell>
          <table:table-cell table:style-name="Endpoints.A1" office:value-type="string">
            <text:p text:style-name="P41">Route to <text:span text:style-name="T30">http://</text:span><text:span text:style-name="T31">localhost</text:span><text:span text:style-name="T30">:603</text:span><text:span text:style-name="T33">12</text:span><text:span text:style-name="T30">/emdb-</text:span><text:span text:style-name="T39">media</text:span><text:span text:style-name="T30">/api/</text:span><text:span text:style-name="T34">movies/</text:span><text:span text:style-name="T30">{id}/</text:span><text:span text:style-name="T41">credits/{creditId}</text:span></text:p>
          </table:table-cell>
        </table:table-row>
        <table:table-row>
          <table:table-cell table:style-name="Endpoints.A1" office:value-type="string">
            <text:p text:style-name="P43">DELETE</text:p>
          </table:table-cell>
          <table:table-cell table:style-name="Endpoints.A1" office:value-type="string">
            <text:p text:style-name="P38">http://localhost:603<text:span text:style-name="T28">1</text:span>0/emdb/api/<text:span text:style-name="T28">movies/</text:span><text:span text:style-name="T38">{id}/</text:span><text:span text:style-name="T40">credits/{creditId}</text:span></text:p>
          </table:table-cell>
          <table:table-cell table:style-name="Endpoints.A1" office:value-type="string">
            <text:p text:style-name="P40">Not Started</text:p>
          </table:table-cell>
          <table:table-cell table:style-name="Endpoints.A1" office:value-type="string">
            <text:p text:style-name="P41">Route to <text:span text:style-name="T30">http://</text:span><text:span text:style-name="T31">localhost</text:span><text:span text:style-name="T30">:603</text:span><text:span text:style-name="T33">12</text:span><text:span text:style-name="T30">/emdb-</text:span><text:span text:style-name="T39">media</text:span><text:span text:style-name="T30">/api/</text:span><text:span text:style-name="T34">movies/</text:span><text:span text:style-name="T30">{id}/</text:span><text:span text:style-name="T41">credits/{creditId}</text:span></text:p>
          </table:table-cell>
        </table:table-row>
        <table:table-row>
          <table:table-cell table:style-name="Endpoints.A1" office:value-type="string">
            <text:p text:style-name="P44"/>
          </table:table-cell>
          <table:table-cell table:style-name="Endpoints.A1" office:value-type="string">
            <text:p text:style-name="P45"/>
          </table:table-cell>
          <table:table-cell table:style-name="Endpoints.A1" office:value-type="string">
            <text:p text:style-name="P40"/>
          </table:table-cell>
          <table:table-cell table:style-name="Endpoints.A1" office:value-type="string">
            <text:p text:style-name="P45"/>
          </table:table-cell>
        </table:table-row>
        <table:table-row>
          <table:table-cell table:style-name="Endpoints.A1" office:value-type="string">
            <text:p text:style-name="P39">POST</text:p>
          </table:table-cell>
          <table:table-cell table:style-name="Endpoints.A1" office:value-type="string">
            <text:p text:style-name="P38">http://localhost:603<text:span text:style-name="T28">1</text:span>0/emdb/api/<text:span text:style-name="T40">series</text:span><text:span text:style-name="T28">/</text:span><text:span text:style-name="T29">ingest</text:span></text:p>
          </table:table-cell>
          <table:table-cell table:style-name="Endpoints.A1" office:value-type="string">
            <text:p text:style-name="P40">Not Started</text:p>
          </table:table-cell>
          <table:table-cell table:style-name="Endpoints.A1" office:value-type="string">
            <text:p text:style-name="P46">Route to <text:span text:style-name="T30">http://</text:span><text:span text:style-name="T31">localhost</text:span><text:span text:style-name="T30">:603</text:span><text:span text:style-name="T32">16</text:span><text:span text:style-name="T30">/emdb-</text:span><text:span text:style-name="T33">scraper</text:span><text:span text:style-name="T30">/api/</text:span><text:span text:style-name="T40">series</text:span><text:span text:style-name="T34">/</text:span><text:span text:style-name="T35">ingest</text:span></text:p>
          </table:table-cell>
        </table:table-row>
        <table:table-row>
          <table:table-cell table:style-name="Endpoints.A1" office:value-type="string">
            <text:p text:style-name="P42">POST</text:p>
          </table:table-cell>
          <table:table-cell table:style-name="Endpoints.A1" office:value-type="string">
            <text:p text:style-name="P47">http://localhost:603<text:span text:style-name="T28">1</text:span>0/emdb/api/<text:span text:style-name="T40">series</text:span><text:span text:style-name="T28">/</text:span><text:span text:style-name="T36">sync</text:span></text:p>
          </table:table-cell>
          <table:table-cell table:style-name="Endpoints.A1" office:value-type="string">
            <text:p text:style-name="P40">Not Started</text:p>
          </table:table-cell>
          <table:table-cell table:style-name="Endpoints.A1" office:value-type="string">
            <text:p text:style-name="P46">Route to <text:span text:style-name="T30">http://</text:span><text:span text:style-name="T31">localhost</text:span><text:span text:style-name="T30">:603</text:span><text:span text:style-name="T32">16</text:span><text:span text:style-name="T30">/emdb-</text:span><text:span text:style-name="T33">scraper</text:span><text:span text:style-name="T30">/api/</text:span><text:span text:style-name="T40">series</text:span><text:span text:style-name="T34">/</text:span><text:span text:style-name="T37">sync</text:span></text:p>
          </table:table-cell>
        </table:table-row>
        <table:table-row>
          <table:table-cell table:style-name="Endpoints.A1" office:value-type="string">
            <text:p text:style-name="P41">GET</text:p>
          </table:table-cell>
          <table:table-cell table:style-name="Endpoints.A1" office:value-type="string">
            <text:p text:style-name="P47">http://localhost:603<text:span text:style-name="T28">1</text:span>0/emdb/api/<text:span text:style-name="T40">series</text:span><text:span text:style-name="T28">/</text:span><text:span text:style-name="T38">{id}</text:span></text:p>
          </table:table-cell>
          <table:table-cell table:style-name="Endpoints.A1" office:value-type="string">
            <text:p text:style-name="P40">Not Started</text:p>
          </table:table-cell>
          <table:table-cell table:style-name="Endpoints.A1" office:value-type="string">
            <text:p text:style-name="P46">Route to <text:span text:style-name="T30">http://</text:span><text:span text:style-name="T31">localhost</text:span><text:span text:style-name="T30">:603</text:span><text:span text:style-name="T33">12</text:span><text:span text:style-name="T30">/emdb-</text:span><text:span text:style-name="T39">media</text:span><text:span text:style-name="T30">/api/</text:span><text:span text:style-name="T40">series</text:span><text:span text:style-name="T34">/</text:span><text:span text:style-name="T30">{id}</text:span></text:p>
          </table:table-cell>
        </table:table-row>
        <table:table-row>
          <table:table-cell table:style-name="Endpoints.A1" office:value-type="string">
            <text:p text:style-name="P42">PATCH</text:p>
          </table:table-cell>
          <table:table-cell table:style-name="Endpoints.A1" office:value-type="string">
            <text:p text:style-name="P47">http://localhost:603<text:span text:style-name="T28">1</text:span>0/emdb/api/<text:span text:style-name="T40">series</text:span><text:span text:style-name="T28">/</text:span><text:span text:style-name="T38">{id}</text:span></text:p>
          </table:table-cell>
          <table:table-cell table:style-name="Endpoints.A1" office:value-type="string">
            <text:p text:style-name="P40">Not Started</text:p>
          </table:table-cell>
          <table:table-cell table:style-name="Endpoints.A1" office:value-type="string">
            <text:p text:style-name="P46">Route to <text:span text:style-name="T30">http://</text:span><text:span text:style-name="T31">localhost</text:span><text:span text:style-name="T30">:603</text:span><text:span text:style-name="T33">12</text:span><text:span text:style-name="T30">/emdb-</text:span><text:span text:style-name="T39">media</text:span><text:span text:style-name="T30">/api/</text:span><text:span text:style-name="T40">series</text:span><text:span text:style-name="T34">/</text:span><text:span text:style-name="T30">{id}</text:span></text:p>
          </table:table-cell>
        </table:table-row>
        <table:table-row>
          <table:table-cell table:style-name="Endpoints.A1" office:value-type="string">
            <text:p text:style-name="P42">DELETE</text:p>
          </table:table-cell>
          <table:table-cell table:style-name="Endpoints.A1" office:value-type="string">
            <text:p text:style-name="P47">http://localhost:603<text:span text:style-name="T28">1</text:span>0/emdb/api/<text:span text:style-name="T40">series</text:span><text:span text:style-name="T28">/</text:span><text:span text:style-name="T38">{id}</text:span></text:p>
          </table:table-cell>
          <table:table-cell table:style-name="Endpoints.A1" office:value-type="string">
            <text:p text:style-name="P40">Not Started</text:p>
          </table:table-cell>
          <table:table-cell table:style-name="Endpoints.A1" office:value-type="string">
            <text:p text:style-name="P46">Route to <text:span text:style-name="T30">http://</text:span><text:span text:style-name="T31">localhost</text:span><text:span text:style-name="T30">:603</text:span><text:span text:style-name="T33">12</text:span><text:span text:style-name="T30">/emdb-</text:span><text:span text:style-name="T39">media</text:span><text:span text:style-name="T30">/api/</text:span><text:span text:style-name="T40">series</text:span><text:span text:style-name="T34">/</text:span><text:span text:style-name="T30">{id}</text:span></text:p>
          </table:table-cell>
        </table:table-row>
        <table:table-row>
          <table:table-cell table:style-name="Endpoints.A1" office:value-type="string">
            <text:p text:style-name="P41">GET</text:p>
          </table:table-cell>
          <table:table-cell table:style-name="Endpoints.A1" office:value-type="string">
            <text:p text:style-name="P47">http://localhost:603<text:span text:style-name="T28">1</text:span>0/emdb/api/<text:span text:style-name="T40">series</text:span><text:span text:style-name="T28">/</text:span><text:span text:style-name="T38">{id}/</text:span><text:span text:style-name="T40">credits/{creditId}</text:span></text:p>
          </table:table-cell>
          <table:table-cell table:style-name="Endpoints.A1" office:value-type="string">
            <text:p text:style-name="P40">Not Started</text:p>
          </table:table-cell>
          <table:table-cell table:style-name="Endpoints.A1" office:value-type="string">
            <text:p text:style-name="P46">Route to <text:span text:style-name="T30">http://</text:span><text:span text:style-name="T31">localhost</text:span><text:span text:style-name="T30">:603</text:span><text:span text:style-name="T33">12</text:span><text:span text:style-name="T30">/emdb-</text:span><text:span text:style-name="T39">media</text:span><text:span text:style-name="T30">/api/</text:span><text:span text:style-name="T40">series</text:span><text:span text:style-name="T34">/</text:span><text:span text:style-name="T30">{id}/</text:span><text:span text:style-name="T41">credits/{creditId}</text:span></text:p>
          </table:table-cell>
        </table:table-row>
        <table:table-row>
          <table:table-cell table:style-name="Endpoints.A1" office:value-type="string">
            <text:p text:style-name="P42">PATCH</text:p>
          </table:table-cell>
          <table:table-cell table:style-name="Endpoints.A1" office:value-type="string">
            <text:p text:style-name="P47">http://localhost:603<text:span text:style-name="T28">1</text:span>0/emdb/api/<text:span text:style-name="T40">series</text:span><text:span text:style-name="T28">/</text:span><text:span text:style-name="T38">{id}/</text:span><text:span text:style-name="T40">credits/{creditId}</text:span></text:p>
          </table:table-cell>
          <table:table-cell table:style-name="Endpoints.A1" office:value-type="string">
            <text:p text:style-name="P40">Not Started</text:p>
          </table:table-cell>
          <table:table-cell table:style-name="Endpoints.A1" office:value-type="string">
            <text:p text:style-name="P46">Route to <text:span text:style-name="T30">http://</text:span><text:span text:style-name="T31">localhost</text:span><text:span text:style-name="T30">:603</text:span><text:span text:style-name="T33">12</text:span><text:span text:style-name="T30">/emdb-</text:span><text:span text:style-name="T39">media</text:span><text:span text:style-name="T30">/api/</text:span><text:span text:style-name="T40">series</text:span><text:span text:style-name="T34">/</text:span><text:span text:style-name="T30">{id}/</text:span><text:span text:style-name="T41">credits/{creditId}</text:span></text:p>
          </table:table-cell>
        </table:table-row>
        <table:table-row>
          <table:table-cell table:style-name="Endpoints.A1" office:value-type="string">
            <text:p text:style-name="P43">DELETE</text:p>
          </table:table-cell>
          <table:table-cell table:style-name="Endpoints.A1" office:value-type="string">
            <text:p text:style-name="P47">http://localhost:603<text:span text:style-name="T28">1</text:span>0/emdb/api/<text:span text:style-name="T40">series</text:span><text:span text:style-name="T28">/</text:span><text:span text:style-name="T38">{id}/</text:span><text:span text:style-name="T40">credits/{creditId}</text:span></text:p>
          </table:table-cell>
          <table:table-cell table:style-name="Endpoints.A1" office:value-type="string">
            <text:p text:style-name="P40">Not Started</text:p>
          </table:table-cell>
          <table:table-cell table:style-name="Endpoints.A1" office:value-type="string">
            <text:p text:style-name="P46">Route to <text:span text:style-name="T30">http://</text:span><text:span text:style-name="T31">localhost</text:span><text:span text:style-name="T30">:603</text:span><text:span text:style-name="T33">12</text:span><text:span text:style-name="T30">/emdb-</text:span><text:span text:style-name="T39">media</text:span><text:span text:style-name="T30">/api/</text:span><text:span text:style-name="T40">series</text:span><text:span text:style-name="T34">/</text:span><text:span text:style-name="T30">{id}/</text:span><text:span text:style-name="T41">credits/{creditId}</text:span></text:p>
          </table:table-cell>
        </table:table-row>
        <table:table-row>
          <table:table-cell table:style-name="Endpoints.A1" office:value-type="string">
            <text:p text:style-name="P44"/>
          </table:table-cell>
          <table:table-cell table:style-name="Endpoints.A1" office:value-type="string">
            <text:p text:style-name="P45"/>
          </table:table-cell>
          <table:table-cell table:style-name="Endpoints.A1" office:value-type="string">
            <text:p text:style-name="P40"/>
          </table:table-cell>
          <table:table-cell table:style-name="Endpoints.A1" office:value-type="string">
            <text:p text:style-name="P45"/>
          </table:table-cell>
        </table:table-row>
        <table:table-row>
          <table:table-cell table:style-name="Endpoints.A1" office:value-type="string">
            <text:p text:style-name="P44">GET</text:p>
          </table:table-cell>
          <table:table-cell table:style-name="Endpoints.A1" office:value-type="string">
            <text:p text:style-name="P45">http://localhost:603<text:span text:style-name="T42">10</text:span>/emdb-user/<text:span text:style-name="T43">api/users/</text:span><text:span text:style-name="T44">{id}</text:span></text:p>
          </table:table-cell>
          <table:table-cell table:style-name="Endpoints.A1" office:value-type="string">
            <text:p text:style-name="P40">Not Started</text:p>
          </table:table-cell>
          <table:table-cell table:style-name="Endpoints.A1" office:value-type="string">
            <text:p text:style-name="P45"><text:span text:style-name="T45">Route to </text:span>http://localhost:60322/emdb-user/<text:span text:style-name="T43">api/users/</text:span><text:span text:style-name="T44">{id}</text:span></text:p>
          </table:table-cell>
        </table:table-row>
        <table:table-row>
          <table:table-cell table:style-name="Endpoints.A1" office:value-type="string">
            <text:p text:style-name="P48"/>
          </table:table-cell>
          <table:table-cell table:style-name="Endpoints.A1" office:value-type="string">
            <text:p text:style-name="P38">http://localhost:603<text:span text:style-name="T28">1</text:span>0/emdb/api/<text:span text:style-name="T28">movies/</text:span><text:span text:style-name="T38">{id}</text:span></text:p>
          </table:table-cell>
          <table:table-cell table:style-name="Endpoints.A1" office:value-type="string">
            <text:p text:style-name="P48"/>
          </table:table-cell>
          <table:table-cell table:style-name="Endpoints.A1" office:value-type="string">
            <text:p text:style-name="P48"/>
          </table:table-cell>
        </table:table-row>
        <table:table-row>
          <table:table-cell table:style-name="Endpoints.A1" office:value-type="string">
            <text:p text:style-name="P48"/>
          </table:table-cell>
          <table:table-cell table:style-name="Endpoints.A1" office:value-type="string">
            <text:p text:style-name="P48"/>
          </table:table-cell>
          <table:table-cell table:style-name="Endpoints.A1" office:value-type="string">
            <text:p text:style-name="P48"/>
          </table:table-cell>
          <table:table-cell table:style-name="Endpoints.A1" office:value-type="string">
            <text:p text:style-name="P48"/>
          </table:table-cell>
        </table:table-row>
        <table:table-row>
          <table:table-cell table:style-name="Endpoints.A1" office:value-type="string">
            <text:p text:style-name="P37">Scraper</text:p>
          </table:table-cell>
          <table:table-cell table:style-name="Endpoints.A1" office:value-type="string">
            <text:p text:style-name="P48"/>
          </table:table-cell>
          <table:table-cell table:style-name="Endpoints.A1" office:value-type="string">
            <text:p text:style-name="P48"/>
          </table:table-cell>
          <table:table-cell table:style-name="Endpoints.A1" office:value-type="string">
            <text:p text:style-name="P48"/>
          </table:table-cell>
        </table:table-row>
        <table:table-row>
          <table:table-cell table:style-name="Endpoints.A1" office:value-type="string">
            <text:p text:style-name="P39">POST</text:p>
          </table:table-cell>
          <table:table-cell table:style-name="Endpoints.A1" office:value-type="string">
            <text:p text:style-name="P49">http://<text:span text:style-name="T46">localhost</text:span>:603<text:span text:style-name="T47">16</text:span>/emdb-<text:span text:style-name="T48">scraper</text:span>/api/<text:span text:style-name="T49">movies/</text:span><text:span text:style-name="T50">ingest</text:span></text:p>
          </table:table-cell>
          <table:table-cell table:style-name="Endpoints.A1" office:value-type="string">
            <text:p text:style-name="P40">Not Started</text:p>
          </table:table-cell>
          <table:table-cell table:style-name="Endpoints.A1" office:value-type="string">
            <text:p text:style-name="P50"><text:span text:style-name="T51">I</text:span>ngest the specified movie <text:span text:style-name="T36">from TMDB. </text:span><text:span text:style-name="T52">Returns immediately with 202 (Accepted).</text:span></text:p>
          </table:table-cell>
        </table:table-row>
        <table:table-row>
          <table:table-cell table:style-name="Endpoints.A1" office:value-type="string">
            <text:p text:style-name="P51">P<text:span text:style-name="T53">OST</text:span></text:p>
          </table:table-cell>
          <table:table-cell table:style-name="Endpoints.A1" office:value-type="string">
            <text:p text:style-name="P49">http://<text:span text:style-name="T46">localhost</text:span>:603<text:span text:style-name="T47">16</text:span>/emdb-<text:span text:style-name="T48">scraper</text:span>/api/<text:span text:style-name="T49">movies/</text:span><text:span text:style-name="T50">sync</text:span></text:p>
          </table:table-cell>
          <table:table-cell table:style-name="Endpoints.A1" office:value-type="string">
            <text:p text:style-name="P51">Not Started</text:p>
          </table:table-cell>
          <table:table-cell table:style-name="Endpoints.A1" office:value-type="string">
            <text:p text:style-name="P52">Synchronize the specified movie <text:span text:style-name="T36">with TMDB. </text:span><text:span text:style-name="T52">Returns immediately with 202 (Accepted).</text:span></text:p>
          </table:table-cell>
        </table:table-row>
        <table:table-row>
          <table:table-cell table:style-name="Endpoints.A1" office:value-type="string">
            <text:p text:style-name="P48"/>
          </table:table-cell>
          <table:table-cell table:style-name="Endpoints.A1" office:value-type="string">
            <text:p text:style-name="P48"/>
          </table:table-cell>
          <table:table-cell table:style-name="Endpoints.A1" office:value-type="string">
            <text:p text:style-name="P39"/>
          </table:table-cell>
          <table:table-cell table:style-name="Endpoints.A1" office:value-type="string">
            <text:p text:style-name="P48"/>
          </table:table-cell>
        </table:table-row>
        <table:table-row>
          <table:table-cell table:style-name="Endpoints.A1" office:value-type="string">
            <text:p text:style-name="P48"/>
          </table:table-cell>
          <table:table-cell table:style-name="Endpoints.A1" office:value-type="string">
            <text:p text:style-name="P48"/>
          </table:table-cell>
          <table:table-cell table:style-name="Endpoints.A1" office:value-type="string">
            <text:p text:style-name="P39"/>
          </table:table-cell>
          <table:table-cell table:style-name="Endpoints.A1" office:value-type="string">
            <text:p text:style-name="P48"/>
          </table:table-cell>
        </table:table-row>
        <table:table-row>
          <table:table-cell table:style-name="Endpoints.A1" office:value-type="string">
            <text:p text:style-name="P37">Media</text:p>
          </table:table-cell>
          <table:table-cell table:style-name="Endpoints.A1" office:value-type="string">
            <text:p text:style-name="P48"/>
          </table:table-cell>
          <table:table-cell table:style-name="Endpoints.A1" office:value-type="string">
            <text:p text:style-name="P48"/>
          </table:table-cell>
          <table:table-cell table:style-name="Endpoints.A1" office:value-type="string">
            <text:p text:style-name="P48"/>
          </table:table-cell>
        </table:table-row>
        <table:table-row>
          <table:table-cell table:style-name="Endpoints.A1" office:value-type="string">
            <text:p text:style-name="P53">POST</text:p>
          </table:table-cell>
          <table:table-cell table:style-name="Endpoints.A1" office:value-type="string">
            <text:p text:style-name="P49">http://<text:span text:style-name="T46">localhost</text:span>:603<text:span text:style-name="T48">12</text:span>/emdb-<text:span text:style-name="T54">media</text:span>/api/<text:span text:style-name="T49">movies</text:span></text:p>
          </table:table-cell>
          <table:table-cell table:style-name="Endpoints.A1" office:value-type="string">
            <text:p text:style-name="P53">In Work</text:p>
          </table:table-cell>
          <table:table-cell table:style-name="Endpoints.A1" office:value-type="string">
            <text:p text:style-name="P49"><text:span text:style-name="T55">Create</text:span> a single <text:span text:style-name="T49">movie</text:span>. Returns 409<text:span text:style-name="T55">(Conflict)</text:span> if a <text:span text:style-name="T56">movie</text:span> with the same title and year already exist<text:span text:style-name="T55">s</text:span>.</text:p>
          </table:table-cell>
        </table:table-row>
        <table:table-row>
          <table:table-cell table:style-name="Endpoints.A1" office:value-type="string">
            <text:p text:style-name="P41">GET</text:p>
          </table:table-cell>
          <table:table-cell table:style-name="Endpoints.A1" office:value-type="string">
            <text:p text:style-name="P49">http://<text:span text:style-name="T46">localhost</text:span>:603<text:span text:style-name="T48">12</text:span>/emdb-<text:span text:style-name="T54">media</text:span>/api/<text:span text:style-name="T49">movies/</text:span><text:span text:style-name="T57">{id}</text:span></text:p>
          </table:table-cell>
          <table:table-cell table:style-name="Endpoints.A1" office:value-type="string">
            <text:p text:style-name="P41">In Work</text:p>
          </table:table-cell>
          <table:table-cell table:style-name="Endpoints.A1" office:value-type="string">
            <text:p text:style-name="P49">Get the <text:span text:style-name="T58">movie</text:span> by id</text:p>
          </table:table-cell>
        </table:table-row>
        <table:table-row>
          <table:table-cell table:style-name="Endpoints.A1" office:value-type="string">
            <text:p text:style-name="P54">PUT</text:p>
          </table:table-cell>
          <table:table-cell table:style-name="Endpoints.A1" office:value-type="string">
            <text:p text:style-name="P49">http://<text:span text:style-name="T46">localhost</text:span>:603<text:span text:style-name="T48">12</text:span>/emdb-<text:span text:style-name="T54">media</text:span>/api/<text:span text:style-name="T49">movies/</text:span><text:span text:style-name="T57">{id}</text:span></text:p>
          </table:table-cell>
          <table:table-cell table:style-name="Endpoints.A1" office:value-type="string">
            <text:p text:style-name="P54">Not Started</text:p>
          </table:table-cell>
          <table:table-cell table:style-name="Endpoints.A1" office:value-type="string">
            <text:p text:style-name="P54">Updates the movie by id. <text:span text:style-name="T30">Returns 404 </text:span><text:span text:style-name="T59">(Not Found)</text:span><text:span text:style-name="T30"> if the </text:span><text:span text:style-name="T60">movie</text:span><text:span text:style-name="T30"> doesn’t exist</text:span></text:p>
          </table:table-cell>
        </table:table-row>
        <table:table-row>
          <table:table-cell table:style-name="Endpoints.A1" office:value-type="string">
            <text:p text:style-name="P54">DELETE</text:p>
          </table:table-cell>
          <table:table-cell table:style-name="Endpoints.A1" office:value-type="string">
            <text:p text:style-name="P49">http://<text:span text:style-name="T46">localhost</text:span>:603<text:span text:style-name="T48">12</text:span>/emdb-<text:span text:style-name="T54">media</text:span>/api/<text:span text:style-name="T49">movies/</text:span><text:span text:style-name="T57">{id}</text:span></text:p>
          </table:table-cell>
          <table:table-cell table:style-name="Endpoints.A1" office:value-type="string">
            <text:p text:style-name="P55">Not Started</text:p>
          </table:table-cell>
          <table:table-cell table:style-name="Endpoints.A1" office:value-type="string">
            <text:p text:style-name="P55">Delete the movie by id</text:p>
          </table:table-cell>
        </table:table-row>
        <table:table-row>
          <table:table-cell table:style-name="Endpoints.A1" office:value-type="string">
            <text:p text:style-name="P56">POST</text:p>
          </table:table-cell>
          <table:table-cell table:style-name="Endpoints.A1" office:value-type="string">
            <text:p text:style-name="P49">http://<text:span text:style-name="T46">localhost</text:span>:603<text:span text:style-name="T48">12</text:span>/emdb-<text:span text:style-name="T54">media</text:span>/api/<text:span text:style-name="T49">movies/</text:span><text:span text:style-name="T57">{id}/</text:span><text:span text:style-name="T61">credits</text:span></text:p>
          </table:table-cell>
          <table:table-cell table:style-name="Endpoints.A1" office:value-type="string">
            <text:p text:style-name="P40">Not Started</text:p>
          </table:table-cell>
          <table:table-cell table:style-name="Endpoints.A1" office:value-type="string">
            <text:p text:style-name="P56">Synchronize <text:span text:style-name="T62">the </text:span>movie credits <text:span text:style-name="T62">in the database with the specified credits</text:span></text:p>
          </table:table-cell>
        </table:table-row>
        <table:table-row>
          <table:table-cell table:style-name="Endpoints.A1" office:value-type="string">
            <text:p text:style-name="P57">GET</text:p>
          </table:table-cell>
          <table:table-cell table:style-name="Endpoints.A1" office:value-type="string">
            <text:p text:style-name="P49">http://<text:span text:style-name="T46">localhost</text:span>:603<text:span text:style-name="T48">12</text:span>/emdb-<text:span text:style-name="T54">media</text:span>/api/<text:span text:style-name="T49">movies/</text:span><text:span text:style-name="T57">{id}/</text:span><text:span text:style-name="T61">credits/</text:span><text:span text:style-name="T63">{</text:span><text:span text:style-name="T64">creditId</text:span><text:span text:style-name="T63">}</text:span></text:p>
          </table:table-cell>
          <table:table-cell table:style-name="Endpoints.A1" office:value-type="string">
            <text:p text:style-name="P40">Not Started</text:p>
          </table:table-cell>
          <table:table-cell table:style-name="Endpoints.A1" office:value-type="string">
            <text:p text:style-name="P57">Get the credit by id</text:p>
          </table:table-cell>
        </table:table-row>
        <table:table-row>
          <table:table-cell table:style-name="Endpoints.A1" office:value-type="string">
            <text:p text:style-name="P54">PUT</text:p>
          </table:table-cell>
          <table:table-cell table:style-name="Endpoints.A1" office:value-type="string">
            <text:p text:style-name="P49">http://<text:span text:style-name="T46">localhost</text:span>:603<text:span text:style-name="T48">12</text:span>/emdb-<text:span text:style-name="T54">media</text:span>/api/<text:span text:style-name="T49">movies/</text:span><text:span text:style-name="T57">{id}/</text:span><text:span text:style-name="T61">credits/</text:span><text:span text:style-name="T63">{</text:span><text:span text:style-name="T64">creditId</text:span><text:span text:style-name="T63">}</text:span></text:p>
          </table:table-cell>
          <table:table-cell table:style-name="Endpoints.A1" office:value-type="string">
            <text:p text:style-name="P40">Not Started</text:p>
          </table:table-cell>
          <table:table-cell table:style-name="Endpoints.A1" office:value-type="string">
            <text:p text:style-name="P58">Update the credit by id</text:p>
          </table:table-cell>
        </table:table-row>
        <table:table-row>
          <table:table-cell table:style-name="Endpoints.A1" office:value-type="string">
            <text:p text:style-name="P58">DELETE</text:p>
          </table:table-cell>
          <table:table-cell table:style-name="Endpoints.A1" office:value-type="string">
            <text:p text:style-name="P49">http://<text:span text:style-name="T46">localhost</text:span>:603<text:span text:style-name="T48">12</text:span>/emdb-<text:span text:style-name="T54">media</text:span>/api/<text:span text:style-name="T49">movies/</text:span><text:span text:style-name="T57">{id}/</text:span><text:span text:style-name="T61">credits/</text:span><text:span text:style-name="T63">{</text:span><text:span text:style-name="T64">creditId</text:span><text:span text:style-name="T63">}</text:span></text:p>
          </table:table-cell>
          <table:table-cell table:style-name="Endpoints.A1" office:value-type="string">
            <text:p text:style-name="P40">Not Started</text:p>
          </table:table-cell>
          <table:table-cell table:style-name="Endpoints.A1" office:value-type="string">
            <text:p text:style-name="P58">Delete the credit by id</text:p>
          </table:table-cell>
        </table:table-row>
        <table:table-row>
          <table:table-cell table:style-name="Endpoints.A1" office:value-type="string">
            <text:p text:style-name="P48"/>
          </table:table-cell>
          <table:table-cell table:style-name="Endpoints.A1" office:value-type="string">
            <text:p text:style-name="P48"/>
          </table:table-cell>
          <table:table-cell table:style-name="Endpoints.A1" office:value-type="string">
            <text:p text:style-name="P48"/>
          </table:table-cell>
          <table:table-cell table:style-name="Endpoints.A1" office:value-type="string">
            <text:p text:style-name="P48"/>
          </table:table-cell>
        </table:table-row>
        <table:table-row>
          <table:table-cell table:style-name="Endpoints.A1" office:value-type="string">
            <text:p text:style-name="P53">POST</text:p>
          </table:table-cell>
          <table:table-cell table:style-name="Endpoints.A1" office:value-type="string">
            <text:p text:style-name="P49">http://<text:span text:style-name="T46">localhost</text:span>:603<text:span text:style-name="T48">12</text:span>/emdb-<text:span text:style-name="T54">media</text:span>/api/<text:span text:style-name="T65">series</text:span></text:p>
          </table:table-cell>
          <table:table-cell table:style-name="Endpoints.A1" office:value-type="string">
            <text:p text:style-name="P59">Not Started</text:p>
          </table:table-cell>
          <table:table-cell table:style-name="Endpoints.A1" office:value-type="string">
            <text:p text:style-name="P49"><text:span text:style-name="T55">Create</text:span> a single <text:span text:style-name="T65">seris</text:span>. Returns 409<text:span text:style-name="T55">(Conflict)</text:span> if a <text:span text:style-name="T65">series</text:span> with the same title and year already exist<text:span text:style-name="T55">s</text:span>.</text:p>
          </table:table-cell>
        </table:table-row>
        <table:table-row>
          <table:table-cell table:style-name="Endpoints.A1" office:value-type="string">
            <text:p text:style-name="P41">GET</text:p>
          </table:table-cell>
          <table:table-cell table:style-name="Endpoints.A1" office:value-type="string">
            <text:p text:style-name="P49">http://<text:span text:style-name="T46">localhost</text:span>:603<text:span text:style-name="T48">12</text:span>/emdb-<text:span text:style-name="T54">media</text:span>/api/<text:span text:style-name="T65">series</text:span><text:span text:style-name="T49">/</text:span><text:span text:style-name="T57">{id}</text:span></text:p>
          </table:table-cell>
          <table:table-cell table:style-name="Endpoints.A1" office:value-type="string">
            <text:p text:style-name="P59">Not Started</text:p>
          </table:table-cell>
          <table:table-cell table:style-name="Endpoints.A1" office:value-type="string">
            <text:p text:style-name="P49">Get the <text:span text:style-name="T65">series</text:span> by id</text:p>
          </table:table-cell>
        </table:table-row>
        <table:table-row>
          <table:table-cell table:style-name="Endpoints.A1" office:value-type="string">
            <text:p text:style-name="P54">PUT</text:p>
          </table:table-cell>
          <table:table-cell table:style-name="Endpoints.A1" office:value-type="string">
            <text:p text:style-name="P49">http://<text:span text:style-name="T46">localhost</text:span>:603<text:span text:style-name="T48">12</text:span>/emdb-<text:span text:style-name="T54">media</text:span>/api/<text:span text:style-name="T65">series</text:span><text:span text:style-name="T49">/</text:span><text:span text:style-name="T57">{id}</text:span></text:p>
          </table:table-cell>
          <table:table-cell table:style-name="Endpoints.A1" office:value-type="string">
            <text:p text:style-name="P54">Not Started</text:p>
          </table:table-cell>
          <table:table-cell table:style-name="Endpoints.A1" office:value-type="string">
            <text:p text:style-name="P54">Updates the <text:span text:style-name="T65">series</text:span> by id. <text:span text:style-name="T30">Returns 404 </text:span><text:span text:style-name="T59">(Not Found)</text:span><text:span text:style-name="T30"> if the series doesn’t exist</text:span></text:p>
          </table:table-cell>
        </table:table-row>
        <table:table-row>
          <table:table-cell table:style-name="Endpoints.A1" office:value-type="string">
            <text:p text:style-name="P54">DELETE</text:p>
          </table:table-cell>
          <table:table-cell table:style-name="Endpoints.A1" office:value-type="string">
            <text:p text:style-name="P49">http://<text:span text:style-name="T46">localhost</text:span>:603<text:span text:style-name="T48">12</text:span>/emdb-<text:span text:style-name="T54">media</text:span>/api/<text:span text:style-name="T65">series</text:span><text:span text:style-name="T49">/</text:span><text:span text:style-name="T57">{id}</text:span></text:p>
          </table:table-cell>
          <table:table-cell table:style-name="Endpoints.A1" office:value-type="string">
            <text:p text:style-name="P55">Not Started</text:p>
          </table:table-cell>
          <table:table-cell table:style-name="Endpoints.A1" office:value-type="string">
            <text:p text:style-name="P55">Delete the <text:span text:style-name="T65">series</text:span> by id.</text:p>
          </table:table-cell>
        </table:table-row>
        <table:table-row>
          <table:table-cell table:style-name="Endpoints.A1" office:value-type="string">
            <text:p text:style-name="P56">POST</text:p>
          </table:table-cell>
          <table:table-cell table:style-name="Endpoints.A1" office:value-type="string">
            <text:p text:style-name="P49">http://<text:span text:style-name="T46">localhost</text:span>:603<text:span text:style-name="T48">12</text:span>/emdb-<text:span text:style-name="T54">media</text:span>/api/<text:span text:style-name="T65">series</text:span><text:span text:style-name="T49">/</text:span><text:span text:style-name="T57">{id}/</text:span><text:span text:style-name="T61">credits</text:span></text:p>
          </table:table-cell>
          <table:table-cell table:style-name="Endpoints.A1" office:value-type="string">
            <text:p text:style-name="P40">Not Started</text:p>
          </table:table-cell>
          <table:table-cell table:style-name="Endpoints.A1" office:value-type="string">
            <text:p text:style-name="P56">Synchronize <text:span text:style-name="T65">series</text:span> credits.</text:p>
          </table:table-cell>
        </table:table-row>
        <table:table-row>
          <table:table-cell table:style-name="Endpoints.A1" office:value-type="string">
            <text:p text:style-name="P60">PUT</text:p>
          </table:table-cell>
          <table:table-cell table:style-name="Endpoints.A1" office:value-type="string">
            <text:p text:style-name="P49">http://<text:span text:style-name="T46">localhost</text:span>:603<text:span text:style-name="T48">12</text:span>/emdb-<text:span text:style-name="T54">media</text:span>/api/<text:span text:style-name="T65">series</text:span><text:span text:style-name="T49">/</text:span><text:span text:style-name="T57">{id}/</text:span><text:span text:style-name="T65">seasons</text:span></text:p>
          </table:table-cell>
          <table:table-cell table:style-name="Endpoints.A1" office:value-type="string">
            <text:p text:style-name="P61">Not Started</text:p>
          </table:table-cell>
          <table:table-cell table:style-name="Endpoints.A1" office:value-type="string">
            <text:p text:style-name="P62">Synchronize series seasons.</text:p>
          </table:table-cell>
        </table:table-row>
        <table:table-row>
          <table:table-cell table:style-name="Endpoints.A1" office:value-type="string">
            <text:p text:style-name="P63">GET</text:p>
          </table:table-cell>
          <table:table-cell table:style-name="Endpoints.A1" office:value-type="string">
            <text:p text:style-name="P49">http://<text:span text:style-name="T46">localhost</text:span>:603<text:span text:style-name="T48">12</text:span>/emdb-<text:span text:style-name="T54">media</text:span>/api/<text:span text:style-name="T65">series</text:span><text:span text:style-name="T49">/</text:span><text:span text:style-name="T57">{id}/</text:span><text:span text:style-name="T65">seasons/</text:span><text:span text:style-name="T66">{season}</text:span></text:p>
          </table:table-cell>
          <table:table-cell table:style-name="Endpoints.A1" office:value-type="string">
            <text:p text:style-name="P61">Not Started</text:p>
          </table:table-cell>
          <table:table-cell table:style-name="Endpoints.A1" office:value-type="string">
            <text:p text:style-name="P64">Get the season by series id and season number.</text:p>
          </table:table-cell>
        </table:table-row>
        <table:table-row>
          <table:table-cell table:style-name="Endpoints.A1" office:value-type="string">
            <text:p text:style-name="P63">PUT</text:p>
          </table:table-cell>
          <table:table-cell table:style-name="Endpoints.A1" office:value-type="string">
            <text:p text:style-name="P49">http://<text:span text:style-name="T46">localhost</text:span>:603<text:span text:style-name="T48">12</text:span>/emdb-<text:span text:style-name="T54">media</text:span>/api/<text:span text:style-name="T65">series</text:span><text:span text:style-name="T49">/</text:span><text:span text:style-name="T57">{id}/</text:span><text:span text:style-name="T65">seasons/</text:span><text:span text:style-name="T66">{season}/episodes</text:span></text:p>
          </table:table-cell>
          <table:table-cell table:style-name="Endpoints.A1" office:value-type="string">
            <text:p text:style-name="P61">Not Started</text:p>
          </table:table-cell>
          <table:table-cell table:style-name="Endpoints.A1" office:value-type="string">
            <text:p text:style-name="P62">Synchronize season episodes.</text:p>
          </table:table-cell>
        </table:table-row>
        <table:table-row>
          <table:table-cell table:style-name="Endpoints.A1" office:value-type="string">
            <text:p text:style-name="P63">GET</text:p>
          </table:table-cell>
          <table:table-cell table:style-name="Endpoints.A1" office:value-type="string">
            <text:p text:style-name="P49">http://<text:span text:style-name="T46">localhost</text:span>:603<text:span text:style-name="T48">12</text:span>/emdb-<text:span text:style-name="T54">media</text:span>/api/<text:span text:style-name="T65">series</text:span><text:span text:style-name="T49">/</text:span><text:span text:style-name="T57">{id}/</text:span><text:span text:style-name="T65">seasons/</text:span><text:span text:style-name="T66">{season}/episodes/{episode}</text:span></text:p>
          </table:table-cell>
          <table:table-cell table:style-name="Endpoints.A1" office:value-type="string">
            <text:p text:style-name="P61">Not Started</text:p>
          </table:table-cell>
          <table:table-cell table:style-name="Endpoints.A1" office:value-type="string">
            <text:p text:style-name="P64">Get the <text:span text:style-name="T66">episode</text:span> by series id, season number, <text:span text:style-name="T66">and episode number</text:span></text:p>
          </table:table-cell>
        </table:table-row>
        <table:table-row>
          <table:table-cell table:style-name="Endpoints.A1" office:value-type="string">
            <text:p text:style-name="P48"/>
          </table:table-cell>
          <table:table-cell table:style-name="Endpoints.A1" office:value-type="string">
            <text:p text:style-name="P48"/>
          </table:table-cell>
          <table:table-cell table:style-name="Endpoints.A1" office:value-type="string">
            <text:p text:style-name="P48"/>
          </table:table-cell>
          <table:table-cell table:style-name="Endpoints.A1" office:value-type="string">
            <text:p text:style-name="P48"/>
          </table:table-cell>
        </table:table-row>
        <table:table-row>
          <table:table-cell table:style-name="Endpoints.A1" office:value-type="string">
            <text:p text:style-name="P53">POST</text:p>
          </table:table-cell>
          <table:table-cell table:style-name="Endpoints.A1" office:value-type="string">
            <text:p text:style-name="P49">http://<text:span text:style-name="T46">localhost</text:span>:603<text:span text:style-name="T48">12</text:span>/emdb-<text:span text:style-name="T54">media</text:span>/api/<text:span text:style-name="T67">people</text:span></text:p>
          </table:table-cell>
          <table:table-cell table:style-name="Endpoints.A1" office:value-type="string">
            <text:p text:style-name="P59">Not Started</text:p>
          </table:table-cell>
          <table:table-cell table:style-name="Endpoints.A1" office:value-type="string">
            <text:p text:style-name="P49"><text:span text:style-name="T55">Create</text:span> a single <text:span text:style-name="T67">person</text:span>.</text:p>
          </table:table-cell>
        </table:table-row>
        <table:table-row>
          <table:table-cell table:style-name="Endpoints.A1" office:value-type="string">
            <text:p text:style-name="P41">GET</text:p>
          </table:table-cell>
          <table:table-cell table:style-name="Endpoints.A1" office:value-type="string">
            <text:p text:style-name="P49">http://<text:span text:style-name="T46">localhost</text:span>:603<text:span text:style-name="T48">12</text:span>/emdb-<text:span text:style-name="T54">media</text:span>/api/<text:span text:style-name="T67">people</text:span><text:span text:style-name="T49">/</text:span><text:span text:style-name="T57">{id}</text:span></text:p>
          </table:table-cell>
          <table:table-cell table:style-name="Endpoints.A1" office:value-type="string">
            <text:p text:style-name="P59">Not Started</text:p>
          </table:table-cell>
          <table:table-cell table:style-name="Endpoints.A1" office:value-type="string">
            <text:p text:style-name="P49">Get the <text:span text:style-name="T67">person</text:span> by id.</text:p>
          </table:table-cell>
        </table:table-row>
        <table:table-row>
          <table:table-cell table:style-name="Endpoints.A1" office:value-type="string">
            <text:p text:style-name="P54">PUT</text:p>
          </table:table-cell>
          <table:table-cell table:style-name="Endpoints.A1" office:value-type="string">
            <text:p text:style-name="P49">http://<text:span text:style-name="T46">localhost</text:span>:603<text:span text:style-name="T48">12</text:span>/emdb-<text:span text:style-name="T54">media</text:span>/api/<text:span text:style-name="T67">people</text:span><text:span text:style-name="T49">/</text:span><text:span text:style-name="T57">{id}</text:span></text:p>
          </table:table-cell>
          <table:table-cell table:style-name="Endpoints.A1" office:value-type="string">
            <text:p text:style-name="P54">Not Started</text:p>
          </table:table-cell>
          <table:table-cell table:style-name="Endpoints.A1" office:value-type="string">
            <text:p text:style-name="P54">Updates the <text:span text:style-name="T67">person</text:span> by id. <text:span text:style-name="T30">Returns 404 </text:span><text:span text:style-name="T59">(Not Found)</text:span><text:span text:style-name="T30"> if the </text:span><text:span text:style-name="T68">person</text:span><text:span text:style-name="T30"> doesn’t exist</text:span></text:p>
          </table:table-cell>
        </table:table-row>
        <table:table-row>
          <table:table-cell table:style-name="Endpoints.A1" office:value-type="string">
            <text:p text:style-name="P54">DELETE</text:p>
          </table:table-cell>
          <table:table-cell table:style-name="Endpoints.A1" office:value-type="string">
            <text:p text:style-name="P49">http://<text:span text:style-name="T46">localhost</text:span>:603<text:span text:style-name="T48">12</text:span>/emdb-<text:span text:style-name="T54">media</text:span>/api/<text:span text:style-name="T67">people</text:span><text:span text:style-name="T49">/</text:span><text:span text:style-name="T57">{id}</text:span></text:p>
          </table:table-cell>
          <table:table-cell table:style-name="Endpoints.A1" office:value-type="string">
            <text:p text:style-name="P55">Not Started</text:p>
          </table:table-cell>
          <table:table-cell table:style-name="Endpoints.A1" office:value-type="string">
            <text:p text:style-name="P55">Delete the <text:span text:style-name="T67">person</text:span> by id</text:p>
          </table:table-cell>
        </table:table-row>
        <table:table-row>
          <table:table-cell table:style-name="Endpoints.A1" office:value-type="string">
            <text:p text:style-name="P48"/>
          </table:table-cell>
          <table:table-cell table:style-name="Endpoints.A1" office:value-type="string">
            <text:p text:style-name="P48"/>
          </table:table-cell>
          <table:table-cell table:style-name="Endpoints.A1" office:value-type="string">
            <text:p text:style-name="P48"/>
          </table:table-cell>
          <table:table-cell table:style-name="Endpoints.A1" office:value-type="string">
            <text:p text:style-name="P48"/>
          </table:table-cell>
        </table:table-row>
        <table:table-row>
          <table:table-cell table:style-name="Endpoints.A1" office:value-type="string">
            <text:p text:style-name="P48"/>
          </table:table-cell>
          <table:table-cell table:style-name="Endpoints.A1" office:value-type="string">
            <text:p text:style-name="P48"/>
          </table:table-cell>
          <table:table-cell table:style-name="Endpoints.A1" office:value-type="string">
            <text:p text:style-name="P48"/>
          </table:table-cell>
          <table:table-cell table:style-name="Endpoints.A1" office:value-type="string">
            <text:p text:style-name="P48"/>
          </table:table-cell>
        </table:table-row>
        <table:table-row>
          <table:table-cell table:style-name="Endpoints.A1" office:value-type="string">
            <text:p text:style-name="P65">User</text:p>
          </table:table-cell>
          <table:table-cell table:style-name="Endpoints.A1" office:value-type="string">
            <text:p text:style-name="P48"/>
          </table:table-cell>
          <table:table-cell table:style-name="Endpoints.A1" office:value-type="string">
            <text:p text:style-name="P48"/>
          </table:table-cell>
          <table:table-cell table:style-name="Endpoints.A1" office:value-type="string">
            <text:p text:style-name="P48"/>
          </table:table-cell>
        </table:table-row>
        <table:table-row>
          <table:table-cell table:style-name="Endpoints.A1" office:value-type="string">
            <text:p text:style-name="P44">POST</text:p>
          </table:table-cell>
          <table:table-cell table:style-name="Endpoints.A1" office:value-type="string">
            <text:p text:style-name="P45">http://localhost:60322/emdb-user/<text:span text:style-name="T43">api/users</text:span></text:p>
          </table:table-cell>
          <table:table-cell table:style-name="Endpoints.A1" office:value-type="string">
            <text:p text:style-name="P40">Not Started</text:p>
          </table:table-cell>
          <table:table-cell table:style-name="Endpoints.A1" office:value-type="string">
            <text:p text:style-name="P66">Create a single user. Return 409 (Conflict) if a user with the same username already exists.</text:p>
          </table:table-cell>
        </table:table-row>
        <table:table-row>
          <table:table-cell table:style-name="Endpoints.A1" office:value-type="string">
            <text:p text:style-name="P44">GET</text:p>
          </table:table-cell>
          <table:table-cell table:style-name="Endpoints.A1" office:value-type="string">
            <text:p text:style-name="P45">http://localhost:60322/emdb-user/<text:span text:style-name="T43">api/users/</text:span><text:span text:style-name="T44">{id}</text:span></text:p>
          </table:table-cell>
          <table:table-cell table:style-name="Endpoints.A1" office:value-type="string">
            <text:p text:style-name="P40">Not Started</text:p>
          </table:table-cell>
          <table:table-cell table:style-name="Endpoints.A1" office:value-type="string">
            <text:p text:style-name="P67">Get the user by id</text:p>
          </table:table-cell>
        </table:table-row>
      </table:table>
      <text:p text:style-name="P36"><text:span text:style-name="Source_20_Text"><text:span text:style-name="T69"/></text:span></text:p>
      <text:p text:style-name="P68"><text:span text:style-name="Source_20_Text"><text:span text:style-name="T70">TODO</text:span></text:span></text:p>
      <text:list text:style-name="L5">
        <text:list-item>
          <text:p text:style-name="P69"><text:span text:style-name="Source_20_Text"><text:span text:style-name="T71">feature/emdb/gateway</text:span></text:span></text:p>
          <text:list>
            <text:list-item>
              <text:p text:style-name="P69"><text:span text:style-name="Source_20_Text"><text:span text:style-name="T71">Create an emdb-gateway-service so the emdb-cli and emdb-ui have a single entry point into the application</text:span></text:span></text:p>
            </text:list-item>
          </text:list>
        </text:list-item>
        <text:list-item>
          <text:p text:style-name="P69"><text:span text:style-name="Source_20_Text"><text:span text:style-name="T71">feature/emdb/</text:span></text:span><text:span text:style-name="Source_20_Text"><text:span text:style-name="T72">scraper-</text:span></text:span><text:span text:style-name="Source_20_Text"><text:span text:style-name="T71">async</text:span></text:span></text:p>
          <text:list>
            <text:list-item>
              <text:p text:style-name="P69"><text:span text:style-name="Source_20_Text"><text:span text:style-name="T71">Make the scraper ingest/synchronize methods asynchronous so that clients are not waiting on </text:span></text:span><text:span text:style-name="Source_20_Text"><text:span text:style-name="T73">a long running process such as scraping movie/series data from TMDB.</text:span></text:span></text:p>
            </text:list-item>
            <text:list-item>
              <text:p text:style-name="P70"><text:span text:style-name="Source_20_Text"><text:span text:style-name="T74">The ingest/synchronize endpoints should immediately return 202 (Accepted)</text:span></text:span></text:p>
            </text:list-item>
            <text:list-item>
              <text:p text:style-name="P71"><text:span text:style-name="Source_20_Text"><text:span text:style-name="T72">Publish job status </text:span></text:span><text:span text:style-name="Source_20_Text"><text:span text:style-name="T74">to a topic</text:span></text:span></text:p>
              <text:list>
                <text:list-item>
                  <text:p text:style-name="P72"><text:span text:style-name="Source_20_Text"><text:span text:style-name="T72">QUEUED</text:span></text:span></text:p>
                </text:list-item>
                <text:list-item>
                  <text:p text:style-name="P72"><text:span text:style-name="Source_20_Text"><text:span text:style-name="T72">SCRAPING</text:span></text:span></text:p>
                </text:list-item>
                <text:list-item>
                  <text:p text:style-name="P72"><text:span text:style-name="Source_20_Text"><text:span text:style-name="T72">SAVING</text:span></text:span></text:p>
                </text:list-item>
                <text:list-item>
                  <text:p text:style-name="P73"><text:span text:style-name="Source_20_Text"><text:span text:style-name="T72">COMPLETED</text:span></text:span></text:p>
                </text:list-item>
              </text:list>
            </text:list-item>
          </text:list>
        </text:list-item>
        <text:list-item>
          <text:p text:style-name="P74"><text:span text:style-name="Source_20_Text"><text:span text:style-name="T75">feature/emdb/cli-status</text:span></text:span></text:p>
          <text:list>
            <text:list-item>
              <text:p text:style-name="P74"><text:span text:style-name="Source_20_Text"><text:span text:style-name="T75">Update the CLI to poll for the status of the ingest/synchronize jobs the user submits</text:span></text:span></text:p>
            </text:list-item>
          </text:list>
        </text:list-item>
      </text:list>
      <text:p text:style-name="P75"><text:span text:style-name="Source_20_Text"><text:span text:style-name="T76"/></text:span></text:p>
      <text:p text:style-name="P75"><text:span text:style-name="Source_20_Text"><text:span text:style-name="T76">Synchronize</text:span></text:span></text:p>
      <text:p text:style-name="P75"><text:span text:style-name="Source_20_Text"><text:span text:style-name="T76"/></text:span></text:p>
      <text:p text:style-name="P76">Notes:</text:p>
      <text:list text:style-name="L6">
        <text:list-item>
          <text:p text:style-name="P77">TMDB does not provide a change key for Season/Episode vote_averag<text:span text:style-name="T77">e and</text:span> poster/still_path. </text:p>
        </text:list-item>
      </text:list>
      <text:list text:style-name="L7">
        <text:list-item>
          <text:p text:style-name="P78">The Series first air date and Season air date are derived from the air date of the first episode.</text:p>
        </text:list-item>
        <text:list-item>
          <text:p text:style-name="P78">The Series last air date is derived from the air date of the last episode to air.</text:p>
        </text:list-item>
        <text:list-item>
          <text:p text:style-name="P78">Every time we fetch the Series details we get the <text:span text:style-name="T78">default</text:span> Seasons but not the <text:s/><text:span text:style-name="T78">E</text:span>pisodes.</text:p>
        </text:list-item>
      </text:list>
      <text:p text:style-name="P79"/>
      <text:p text:style-name="P80">The best way to keep the Season/Episode vote_averag<text:span text:style-name="T77">e and</text:span> poster/still_path in sync with TMDB is to update the collection of Seasons in EMDB every time the top level Series object changes. This keeps the updates simple by watching for the Series ID in the Changes endpoint and sending the updated collection of Seasons and Episodes to EMDB.</text:p>
      <text:p text:style-name="P80"/>
      <text:p text:style-name="P81">Algorithm:</text:p>
      <text:list xml:id="list67292631" text:style-name="L8">
        <text:list-item>
          <text:p text:style-name="P82"><text:span text:style-name="T79">Sync</text:span> the collection of Seasons in EMDB <text:span text:style-name="T79">with TMDB</text:span></text:p>
        </text:list-item>
      </text:list>
      <text:list text:style-name="L9">
        <text:list-item>
          <text:list>
            <text:list-item>
              <text:p text:style-name="P83">Perform a complete replacement of the collection of Seasons in EMDB with the one from TMDB.</text:p>
              <text:list>
                <text:list-item>
                  <text:p text:style-name="P83">If an existing Season in EMDB is not present in the updated Seasons from TMDB, it will be deleted.</text:p>
                </text:list-item>
                <text:list-item>
                  <text:p text:style-name="P83">If a Season from TMDB is not present in EMDB, it will be inserted.</text:p>
                </text:list-item>
                <text:list-item>
                  <text:p text:style-name="P83">If a Season from TMDB already exists in EMDB, it will be updated if changed</text:p>
                </text:list-item>
              </text:list>
            </text:list-item>
          </text:list>
        </text:list-item>
      </text:list>
      <text:list text:style-name="L10">
        <text:list-item>
          <text:list>
            <text:list-item>
              <text:list>
                <text:list-item>
                  <text:p text:style-name="P84">PUT http://127.0.0.1:60320/emdb/api/series/{id}/seasons</text:p>
                </text:list-item>
              </text:list>
            </text:list-item>
          </text:list>
        </text:list-item>
      </text:list>
      <text:list text:continue-list="list67292631" text:style-name="L8">
        <text:list-item>
          <text:p text:style-name="P82"><text:span text:style-name="Source_20_Text"><text:span text:style-name="T8">Update the collection of Episodes in EMDB</text:span></text:span></text:p>
        </text:list-item>
      </text:list>
      <text:p text:style-name="P75"><text:span text:style-name="Source_20_Text"><text:span text:style-name="T8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i ui" svg:font-family="'Segoi u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9T07:36:46.742424937</meta:creation-date>
    <dc:date>2025-11-15T18:45:57.841889222</dc:date>
    <meta:editing-duration>P4DT23H28M7S</meta:editing-duration>
    <meta:editing-cycles>58</meta:editing-cycles>
    <meta:generator>LibreOffice/25.8.2.2$Linux_X86_64 LibreOffice_project/d401f2107ccab8f924a8e2df40f573aab7605b6f</meta:generator>
    <meta:document-statistic meta:table-count="1" meta:image-count="0" meta:object-count="0" meta:page-count="1" meta:paragraph-count="266" meta:word-count="1353" meta:character-count="10867" meta:non-whitespace-character-count="9816"/>
  </office:meta>
</office:document-meta>
</file>